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 style:parent-style-name="Standard"/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 style:parent-style-name="Standard"/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 style:parent-style-name="Standard"/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 style:parent-style-name="Standard"/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T18_175" style:family="text"/>
    <style:style style:name="T18_176" style:family="text"/>
    <style:style style:name="T18_177" style:family="text"/>
    <style:style style:name="T18_178" style:family="text"/>
    <style:style style:name="T18_179" style:family="text"/>
    <style:style style:name="T18_180" style:family="text"/>
    <style:style style:name="T18_181" style:family="text"/>
    <style:style style:name="T18_182" style:family="text"/>
    <style:style style:name="T18_183" style:family="text"/>
    <style:style style:name="T18_184" style:family="text"/>
    <style:style style:name="T18_185" style:family="text"/>
    <style:style style:name="T18_186" style:family="text"/>
    <style:style style:name="T18_187" style:family="text"/>
    <style:style style:name="T18_188" style:family="text"/>
    <style:style style:name="T18_189" style:family="text"/>
    <style:style style:name="T18_190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 style:parent-style-name="Standard"/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Standard"/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P25" style:family="paragraph" style:parent-style-name="Standard">
      <style:paragraph-properties fo:text-align="justify" fo:break-before="auto" fo:line-height="115%" style:writing-mode="lr-tb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P27" style:family="paragraph" style:parent-style-name="Standard">
      <style:paragraph-properties fo:text-align="justify" fo:break-before="auto" fo:line-height="115%" style:writing-mode="lr-tb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T28_213" style:family="text"/>
    <style:style style:name="T28_214" style:family="text"/>
    <style:style style:name="P29" style:family="paragraph" style:parent-style-name="Standard">
      <style:paragraph-properties fo:text-align="justify" fo:break-before="auto" fo:line-height="115%" style:writing-mode="lr-tb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 style:parent-style-name="Standard"/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/>
    <style:style style:name="T37_22" style:family="text">
      <style:text-properties fo:color="#1155cc" style:text-underline-style="solid" style:text-underline-color="font-color"/>
    </style:style>
    <style:style style:name="T37_23" style:family="text"/>
    <style:style style:name="T37_24" style:family="text">
      <style:text-properties fo:color="#1155cc" style:text-underline-style="solid" style:text-underline-color="font-color"/>
    </style:style>
    <style:style style:name="T37_25" style:family="text"/>
    <style:style style:name="T37_26" style:family="text">
      <style:text-properties fo:color="#1155cc" style:text-underline-style="solid" style:text-underline-color="font-color"/>
    </style:style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P38" style:family="paragraph" style:parent-style-name="Standard">
      <style:paragraph-properties fo:text-align="justify" fo:break-before="auto" fo:line-height="115%" style:writing-mode="lr-tb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>
      <style:text-properties fo:color="#1155cc" style:text-underline-style="solid" style:text-underline-color="font-color"/>
    </style:style>
    <style:style style:name="T45_33" style:family="text"/>
    <style:style style:name="T45_34" style:family="text">
      <style:text-properties fo:color="#1155cc" style:text-underline-style="solid" style:text-underline-color="font-color"/>
    </style:style>
    <style:style style:name="T45_35" style:family="text"/>
    <style:style style:name="T45_36" style:family="text">
      <style:text-properties fo:color="#1155cc" style:text-underline-style="solid" style:text-underline-color="font-color"/>
    </style:style>
    <style:style style:name="T45_37" style:family="text"/>
    <style:style style:name="T45_38" style:family="text">
      <style:text-properties fo:color="#1155cc" style:text-underline-style="solid" style:text-underline-color="font-color"/>
    </style:style>
    <style:style style:name="T45_39" style:family="text"/>
    <style:style style:name="T45_40" style:family="text">
      <style:text-properties fo:color="#1155cc" style:text-underline-style="solid" style:text-underline-color="font-color"/>
    </style:style>
    <style:style style:name="T45_41" style:family="text"/>
    <style:style style:name="T45_42" style:family="text">
      <style:text-properties fo:color="#1155cc" style:text-underline-style="solid" style:text-underline-color="font-color"/>
    </style:style>
    <style:style style:name="T45_43" style:family="text"/>
    <style:style style:name="T45_44" style:family="text">
      <style:text-properties fo:color="#1155cc" style:text-underline-style="solid" style:text-underline-color="font-color"/>
    </style:style>
    <style:style style:name="T45_45" style:family="text"/>
    <style:style style:name="T45_46" style:family="text">
      <style:text-properties fo:color="#1155cc" style:text-underline-style="solid" style:text-underline-color="font-color"/>
    </style:style>
    <style:style style:name="T45_47" style:family="text"/>
    <style:style style:name="T45_48" style:family="text">
      <style:text-properties fo:color="#1155cc" style:text-underline-style="solid" style:text-underline-color="font-color"/>
    </style:style>
    <style:style style:name="T45_49" style:family="text"/>
    <style:style style:name="T45_50" style:family="text">
      <style:text-properties fo:color="#1155cc" style:text-underline-style="solid" style:text-underline-color="font-color"/>
    </style:style>
    <style:style style:name="T45_51" style:family="text"/>
    <style:style style:name="T45_52" style:family="text">
      <style:text-properties fo:color="#1155cc" style:text-underline-style="solid" style:text-underline-color="font-color"/>
    </style:style>
    <style:style style:name="T45_53" style:family="text"/>
    <style:style style:name="T45_54" style:family="text">
      <style:text-properties fo:color="#1155cc" style:text-underline-style="solid" style:text-underline-color="font-color"/>
    </style:style>
    <style:style style:name="T45_55" style:family="text"/>
    <style:style style:name="T45_5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T48_21" style:family="text"/>
    <style:style style:name="T48_22" style:family="text">
      <style:text-properties fo:color="#1155cc" style:text-underline-style="solid" style:text-underline-color="font-color"/>
    </style:style>
    <style:style style:name="T48_23" style:family="text"/>
    <style:style style:name="T48_24" style:family="text" style:parent-style-name="Standard"/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T52_11" style:family="text"/>
    <style:style style:name="T52_12" style:family="text">
      <style:text-properties fo:color="#1155cc" style:text-underline-style="solid" style:text-underline-color="font-color"/>
    </style:style>
    <style:style style:name="T52_13" style:family="text"/>
    <style:style style:name="T52_14" style:family="text">
      <style:text-properties fo:color="#1155cc" style:text-underline-style="solid" style:text-underline-color="font-color"/>
    </style:style>
    <style:style style:name="T52_15" style:family="text"/>
    <style:style style:name="T52_16" style:family="text">
      <style:text-properties fo:color="#1155cc" style:text-underline-style="solid" style:text-underline-color="font-color"/>
    </style:style>
    <style:style style:name="T52_17" style:family="text"/>
    <style:style style:name="T52_18" style:family="text">
      <style:text-properties fo:color="#1155cc" style:text-underline-style="solid" style:text-underline-color="font-color"/>
    </style:style>
    <style:style style:name="T52_19" style:family="text"/>
    <style:style style:name="T52_20" style:family="text">
      <style:text-properties fo:color="#1155cc" style:text-underline-style="solid" style:text-underline-color="font-color"/>
    </style:style>
    <style:style style:name="T52_21" style:family="text"/>
    <style:style style:name="T52_22" style:family="text">
      <style:text-properties fo:color="#1155cc" style:text-underline-style="solid" style:text-underline-color="font-color"/>
    </style:style>
    <style:style style:name="T52_23" style:family="text"/>
    <style:style style:name="T52_24" style:family="text">
      <style:text-properties fo:color="#1155cc" style:text-underline-style="solid" style:text-underline-color="font-color"/>
    </style:style>
    <style:style style:name="T52_25" style:family="text"/>
    <style:style style:name="T52_26" style:family="text">
      <style:text-properties fo:color="#1155cc" style:text-underline-style="solid" style:text-underline-color="font-color"/>
    </style:style>
    <style:style style:name="T52_27" style:family="text"/>
    <style:style style:name="T52_28" style:family="text">
      <style:text-properties fo:color="#1155cc" style:text-underline-style="solid" style:text-underline-color="font-color"/>
    </style:style>
    <style:style style:name="T52_29" style:family="text"/>
    <style:style style:name="T52_30" style:family="text">
      <style:text-properties fo:color="#1155cc" style:text-underline-style="solid" style:text-underline-color="font-color"/>
    </style:style>
    <style:style style:name="T52_31" style:family="text"/>
    <style:style style:name="T52_32" style:family="text">
      <style:text-properties fo:color="#1155cc" style:text-underline-style="solid" style:text-underline-color="font-color"/>
    </style:style>
    <style:style style:name="T52_33" style:family="text"/>
    <style:style style:name="T52_34" style:family="text">
      <style:text-properties fo:color="#1155cc" style:text-underline-style="solid" style:text-underline-color="font-color"/>
    </style:style>
    <style:style style:name="T52_35" style:family="text"/>
    <style:style style:name="T52_36" style:family="text">
      <style:text-properties fo:color="#1155cc" style:text-underline-style="solid" style:text-underline-color="font-color"/>
    </style:style>
    <style:style style:name="T52_37" style:family="text"/>
    <style:style style:name="P53" style:family="paragraph" style:parent-style-name="Standard">
      <style:paragraph-properties fo:text-align="justify" fo:break-before="auto" fo:line-height="115%" style:writing-mode="lr-tb"/>
    </style:style>
    <style:style style:name="P5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 style:parent-style-name="Standard"/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P6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T60_7" style:family="text"/>
    <style:style style:name="T60_8" style:family="text">
      <style:text-properties fo:color="#1155cc" style:text-underline-style="solid" style:text-underline-color="font-color"/>
    </style:style>
    <style:style style:name="T60_9" style:family="text"/>
    <style:style style:name="T60_10" style:family="text">
      <style:text-properties fo:color="#1155cc" style:text-underline-style="solid" style:text-underline-color="font-color"/>
    </style:style>
    <style:style style:name="T60_11" style:family="text"/>
    <style:style style:name="T60_12" style:family="text">
      <style:text-properties fo:color="#1155cc" style:text-underline-style="solid" style:text-underline-color="font-color"/>
    </style:style>
    <style:style style:name="T60_13" style:family="text"/>
    <style:style style:name="T60_14" style:family="text">
      <style:text-properties fo:color="#1155cc" style:text-underline-style="solid" style:text-underline-color="font-color"/>
    </style:style>
    <style:style style:name="T60_15" style:family="text"/>
    <style:style style:name="T60_16" style:family="text">
      <style:text-properties fo:color="#1155cc" style:text-underline-style="solid" style:text-underline-color="font-color"/>
    </style:style>
    <style:style style:name="T60_17" style:family="text"/>
    <style:style style:name="T60_18" style:family="text">
      <style:text-properties fo:color="#1155cc" style:text-underline-style="solid" style:text-underline-color="font-color"/>
    </style:style>
    <style:style style:name="T60_19" style:family="text"/>
    <style:style style:name="T60_20" style:family="text">
      <style:text-properties fo:color="#1155cc" style:text-underline-style="solid" style:text-underline-color="font-color"/>
    </style:style>
    <style:style style:name="T60_21" style:family="text"/>
    <style:style style:name="T60_22" style:family="text">
      <style:text-properties fo:color="#1155cc" style:text-underline-style="solid" style:text-underline-color="font-color"/>
    </style:style>
    <style:style style:name="T60_23" style:family="text"/>
    <style:style style:name="T60_24" style:family="text">
      <style:text-properties fo:color="#1155cc" style:text-underline-style="solid" style:text-underline-color="font-color"/>
    </style:style>
    <style:style style:name="T60_25" style:family="text"/>
    <style:style style:name="T60_26" style:family="text">
      <style:text-properties fo:color="#1155cc" style:text-underline-style="solid" style:text-underline-color="font-color"/>
    </style:style>
    <style:style style:name="T60_27" style:family="text"/>
    <style:style style:name="T60_28" style:family="text">
      <style:text-properties fo:color="#1155cc" style:text-underline-style="solid" style:text-underline-color="font-color"/>
    </style:style>
    <style:style style:name="T60_29" style:family="text"/>
    <style:style style:name="T60_30" style:family="text">
      <style:text-properties fo:color="#1155cc" style:text-underline-style="solid" style:text-underline-color="font-color"/>
    </style:style>
    <style:style style:name="T60_31" style:family="text"/>
    <style:style style:name="T60_32" style:family="text">
      <style:text-properties fo:color="#1155cc" style:text-underline-style="solid" style:text-underline-color="font-color"/>
    </style:style>
    <style:style style:name="T60_33" style:family="text"/>
    <style:style style:name="T60_34" style:family="text">
      <style:text-properties fo:color="#1155cc" style:text-underline-style="solid" style:text-underline-color="font-color"/>
    </style:style>
    <style:style style:name="T60_35" style:family="text" style:parent-style-name="Standard"/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</office:automatic-styles>
  <office:body>
    <office:text>
      <text:p text:style-name="P1"><text:span text:style-name="T1_1"><office:annotation><dc:creator/><text:p text:style-name="P2"><text:span text:style-name="T2_1">Tytuł</text:span></text:p></office:annotation></text:span><text:span text:style-name="T2_2">Post</text:span><text:span text:style-name="T2_3"><text:s/></text:span><text:span text:style-name="T2_4">Nuclear</text:span><text:span text:style-name="T2_5"><text:s/></text:span><text:span text:style-name="T2_6">World</text:span></text:p>
      <text:p text:style-name="P3"><text:span text:style-name="T3_1"><office:annotation><dc:creator/><text:p text:style-name="P4"><text:span text:style-name="T4_1">Podtytuł</text:span></text:p></office:annotation></text:span><text:span text:style-name="T4_2">Wojna</text:span><text:span text:style-name="T4_3"><text:s/></text:span><text:span text:style-name="T4_4">w</text:span><text:span text:style-name="T4_5"><text:s/></text:span><text:span text:style-name="T4_6">Excelu</text:span></text:p>
      <text:p text:style-name="P5"/>
      <text:p text:style-name="P6"><text:span text:style-name="T6_1"><office:annotation><dc:creator/><text:p text:style-name="P7"><text:span text:style-name="T7_1">Wstęp</text:span><text:span text:style-name="T7_2">,<text:s/></text:span><text:span text:style-name="T7_3">lead</text:span><text:span text:style-name="T7_4">,<text:s/></text:span><text:span text:style-name="T7_5">jak</text:span><text:span text:style-name="T7_6"><text:s/></text:span><text:span text:style-name="T7_7">to</text:span><text:span text:style-name="T7_8"><text:s/></text:span><text:span text:style-name="T7_9">się</text:span><text:span text:style-name="T7_10"><text:s/></text:span><text:span text:style-name="T7_11">teraz</text:span><text:span text:style-name="T7_12"><text:s/></text:span><text:span text:style-name="T7_13">zwie</text:span><text:span text:style-name="T7_14">.</text:span></text:p></office:annotation></text:span><text:span text:style-name="T7_15">Rozegraliście</text:span><text:span text:style-name="T7_16"><text:s/></text:span><text:span text:style-name="T7_17">skromny</text:span><text:span text:style-name="T7_18"><text:s/></text:span><text:span text:style-name="T7_19">miliard</text:span><text:span text:style-name="T7_20"><text:s/></text:span><text:span text:style-name="T7_21">godzin</text:span><text:span text:style-name="T7_22"><text:s/></text:span><text:span text:style-name="T7_23">w</text:span><text:span text:style-name="T7_24"><text:s/></text:span><text:span text:style-name="T7_25">grach</text:span><text:span text:style-name="T7_26"><text:s/></text:span><text:span text:style-name="T7_27">Paradoxu</text:span><text:span text:style-name="T7_28">?<text:s/></text:span><text:span text:style-name="T7_29">Najnowszą</text:span><text:span text:style-name="T7_30"><text:s/></text:span><text:span text:style-name="T7_31">Cywilizację</text:span><text:span text:style-name="T7_32"><text:s/></text:span><text:span text:style-name="T7_33">przeszliście</text:span><text:span text:style-name="T7_34"><text:s/></text:span><text:span text:style-name="T7_35">z</text:span><text:span text:style-name="T7_36"><text:s/></text:span><text:span text:style-name="T7_37">zawiązanymi</text:span><text:span text:style-name="T7_38"><text:s/></text:span><text:span text:style-name="T7_39">oczami</text:span><text:span text:style-name="T7_40">,<text:s/></text:span><text:span text:style-name="T7_41">rozwiązując</text:span><text:span text:style-name="T7_42"><text:s/></text:span><text:span text:style-name="T7_43">krzyżówkę</text:span><text:span text:style-name="T7_44">?<text:s/></text:span><text:span text:style-name="T7_45">Wbijanie</text:span><text:span text:style-name="T7_46"><text:s/></text:span><text:span text:style-name="T7_47">innym</text:span><text:span text:style-name="T7_48"><text:s/></text:span><text:span text:style-name="T7_49">graczom</text:span><text:span text:style-name="T7_50"><text:s/></text:span><text:span text:style-name="T7_51">noży</text:span><text:span text:style-name="T7_52"><text:s/></text:span><text:span text:style-name="T7_53">w</text:span><text:span text:style-name="T7_54"><text:s/></text:span><text:span text:style-name="T7_55">plecy</text:span><text:span text:style-name="T7_56"><text:s/></text:span><text:span text:style-name="T7_57">to</text:span><text:span text:style-name="T7_58"><text:s/></text:span><text:span text:style-name="T7_59">Wasz</text:span><text:span text:style-name="T7_60"><text:s/></text:span><text:span text:style-name="T7_61">sposób</text:span><text:span text:style-name="T7_62"><text:s/></text:span><text:span text:style-name="T7_63">na</text:span><text:span text:style-name="T7_64"><text:s/></text:span><text:span text:style-name="T7_65">życie</text:span><text:span text:style-name="T7_66">?<text:s/></text:span><text:span text:style-name="T7_67">Wasz</text:span><text:span text:style-name="T7_68"><text:s/></text:span><text:span text:style-name="T7_69">komputer</text:span><text:span text:style-name="T7_70"><text:s/></text:span><text:span text:style-name="T7_71">nie</text:span><text:span text:style-name="T7_72"><text:s/></text:span><text:span text:style-name="T7_73">może</text:span><text:span text:style-name="T7_74"><text:s/></text:span><text:span text:style-name="T7_75">uciągnąć</text:span><text:span text:style-name="T7_76"><text:s/></text:span><text:span text:style-name="T7_77">jakiejkolwiek</text:span><text:span text:style-name="T7_78"><text:s/></text:span><text:span text:style-name="T7_79">gry</text:span><text:span text:style-name="T7_80"><text:s/></text:span><text:span text:style-name="T7_81">bardziej</text:span><text:span text:style-name="T7_82"><text:s/></text:span><text:span text:style-name="T7_83">skomplikowanej</text:span><text:span text:style-name="T7_84"><text:s/></text:span><text:span text:style-name="T7_85">od</text:span><text:span text:style-name="T7_86"><text:s/></text:span><text:span text:style-name="T7_87">pasjansa</text:span><text:span text:style-name="T7_88">?<text:s/></text:span><text:span text:style-name="T7_89">Jeśli</text:span><text:span text:style-name="T7_90"><text:s/></text:span><text:span text:style-name="T7_91">na</text:span><text:span text:style-name="T7_92"><text:s/></text:span><text:span text:style-name="T7_93">jedno</text:span><text:span text:style-name="T7_94"><text:s/></text:span><text:span text:style-name="T7_95">z</text:span><text:span text:style-name="T7_96"><text:s/></text:span><text:span text:style-name="T7_97">tych</text:span><text:span text:style-name="T7_98"><text:s/></text:span><text:span text:style-name="T7_99">pytań</text:span><text:span text:style-name="T7_100"><text:s/></text:span><text:span text:style-name="T7_101">odpowiedzieliście</text:span><text:span text:style-name="T7_102"><text:s/></text:span><text:span text:style-name="T7_103">twierdząco</text:span><text:span text:style-name="T7_104">,<text:s/></text:span><text:span text:style-name="T7_105">mamy</text:span><text:span text:style-name="T7_106"><text:s/></text:span><text:span text:style-name="T7_107">coś</text:span><text:span text:style-name="T7_108"><text:s/></text:span><text:span text:style-name="T7_109">dla</text:span><text:span text:style-name="T7_110"><text:s/></text:span><text:span text:style-name="T7_111">Was</text:span><text:span text:style-name="T7_112">!</text:span></text:p>
      <text:p text:style-name="P8"/>
      <text:p text:style-name="P9"><text:span text:style-name="T9_1">Gandzia</text:span><text:span text:style-name="T9_2"><text:s/>&amp;<text:s/></text:span><text:span text:style-name="T9_3">Verlax</text:span></text:p>
      <text:p text:style-name="P10"/>
      <text:p text:style-name="P11"><text:span text:style-name="T11_1">Post</text:span><text:span text:style-name="T11_2"><text:s/></text:span><text:span text:style-name="T11_3">Nuclear</text:span><text:span text:style-name="T11_4"><text:s/></text:span><text:span text:style-name="T11_5">World</text:span><text:span text:style-name="T11_6"><text:s/></text:span><text:span text:style-name="T11_7">jest</text:span><text:span text:style-name="T11_8"><text:s/></text:span><text:span text:style-name="T11_9">grą</text:span><text:span text:style-name="T11_10"><text:s/></text:span><text:span text:style-name="T11_11">strategiczną</text:span><text:span text:style-name="T11_12"><text:s/></text:span><text:span text:style-name="T11_13">typu</text:span><text:span text:style-name="T11_14"><text:s/></text:span><text:span text:style-name="T11_15">Play</text:span><text:span text:style-name="T11_16"><text:s/></text:span><text:span text:style-name="T11_17">By</text:span><text:span text:style-name="T11_18"><text:s/></text:span><text:span text:style-name="T11_19">Forum</text:span><text:span text:style-name="T11_20">.<text:s/></text:span><text:span text:style-name="T11_21">Gracze</text:span><text:span text:style-name="T11_22"><text:s/></text:span><text:span text:style-name="T11_23">własnoręcznie</text:span><text:span text:style-name="T11_24"><text:s/></text:span><text:span text:style-name="T11_25">sterują</text:span><text:span text:style-name="T11_26"><text:s/></text:span><text:span text:style-name="T11_27">wykreowanymi</text:span><text:span text:style-name="T11_28"><text:s/></text:span><text:span text:style-name="T11_29">państwami</text:span><text:span text:style-name="T11_30">,<text:s/></text:span><text:span text:style-name="T11_31">o</text:span><text:span text:style-name="T11_32"><text:s/></text:span><text:span text:style-name="T11_33">które</text:span><text:span text:style-name="T11_34"><text:s/></text:span><text:span text:style-name="T11_35">dbają</text:span><text:span text:style-name="T11_36">.<text:s/></text:span><text:span text:style-name="T11_37">Pilnują</text:span><text:span text:style-name="T11_38"><text:s/></text:span><text:span text:style-name="T11_39">ich</text:span><text:span text:style-name="T11_40"><text:s/></text:span><text:span text:style-name="T11_41">rozwoju</text:span><text:span text:style-name="T11_42">,<text:s/></text:span><text:span text:style-name="T11_43">kontrolują</text:span><text:span text:style-name="T11_44"><text:s/></text:span><text:span text:style-name="T11_45">armię</text:span><text:span text:style-name="T11_46">,<text:s/></text:span><text:span text:style-name="T11_47">tworzą</text:span><text:span text:style-name="T11_48"><text:s/></text:span><text:span text:style-name="T11_49">budżet</text:span><text:span text:style-name="T11_50"><text:s/></text:span><text:span text:style-name="T11_51">krajowy</text:span><text:span text:style-name="T11_52"><text:s/></text:span><text:span text:style-name="T11_53">oraz</text:span><text:span text:style-name="T11_54"><text:s/></text:span><text:span text:style-name="T11_55">oczywiście</text:span><text:span text:style-name="T11_56"><text:s/></text:span><text:span text:style-name="T11_57">prowadzą</text:span><text:span text:style-name="T11_58"><text:s/></text:span><text:span text:style-name="T11_59">wielką</text:span><text:span text:style-name="T11_60"><text:s/></text:span><text:span text:style-name="T11_61">politykę</text:span><text:span text:style-name="T11_62">.<text:s/></text:span><text:span text:style-name="T11_63">Wojna</text:span><text:span text:style-name="T11_64">,<text:s/></text:span><text:span text:style-name="T11_65">dyplomacja</text:span><text:span text:style-name="T11_66"><text:s/></text:span><text:span text:style-name="T11_67">i</text:span><text:span text:style-name="T11_68"><text:s/></text:span><text:span text:style-name="T11_69">knowania</text:span><text:span text:style-name="T11_70"><text:s/>–<text:s/></text:span><text:span text:style-name="T11_71">to</text:span><text:span text:style-name="T11_72"><text:s/></text:span><text:span text:style-name="T11_73">wszystko</text:span><text:span text:style-name="T11_74"><text:s/></text:span><text:span text:style-name="T11_75">dostępne</text:span><text:span text:style-name="T11_76"><text:s/></text:span><text:span text:style-name="T11_77">jest</text:span><text:span text:style-name="T11_78"><text:s/></text:span><text:span text:style-name="T11_79">dla</text:span><text:span text:style-name="T11_80"><text:s/></text:span><text:span text:style-name="T11_81">każdego</text:span><text:span text:style-name="T11_82"><text:s/></text:span><text:span text:style-name="T11_83">gracza</text:span><text:span text:style-name="T11_84">.</text:span></text:p>
      <text:p text:style-name="P12"/>
      <text:p text:style-name="P13"><text:span text:style-name="T13_1">Idea</text:span><text:span text:style-name="T13_2">,<text:s/></text:span><text:span text:style-name="T13_3">z</text:span><text:span text:style-name="T13_4"><text:s/></text:span><text:span text:style-name="T13_5">jaką</text:span><text:span text:style-name="T13_6"><text:s/></text:span><text:span text:style-name="T13_7">tworzy</text:span><text:span text:style-name="T13_8"><text:s/></text:span><text:span text:style-name="T13_9">się</text:span><text:span text:style-name="T13_10"><text:s/></text:span><text:span text:style-name="T13_11">fabułę</text:span><text:span text:style-name="T13_12"><text:s/></text:span><text:span text:style-name="T13_13">każdej</text:span><text:span text:style-name="T13_14"><text:s/></text:span><text:span text:style-name="T13_15">edycji</text:span><text:span text:style-name="T13_16"><text:s/></text:span><text:span text:style-name="T13_17">Post</text:span><text:span text:style-name="T13_18"><text:s/></text:span><text:span text:style-name="T13_19">Nuclear</text:span><text:span text:style-name="T13_20"><text:s/></text:span><text:span text:style-name="T13_21">World</text:span><text:span text:style-name="T13_22">,<text:s/></text:span><text:span text:style-name="T13_23">brzmi</text:span><text:span text:style-name="T13_24">:<text:s/>“</text:span><text:span text:style-name="T13_25">Pozwólmy</text:span><text:span text:style-name="T13_26"><text:s/></text:span><text:span text:style-name="T13_27">graczom</text:span><text:span text:style-name="T13_28"><text:s/></text:span><text:span text:style-name="T13_29">grać</text:span><text:span text:style-name="T13_30"><text:s/></text:span><text:span text:style-name="T13_31">takimi</text:span><text:span text:style-name="T13_32"><text:s/></text:span><text:span text:style-name="T13_33">państwami</text:span><text:span text:style-name="T13_34">,<text:s/></text:span><text:span text:style-name="T13_35">jakimi</text:span><text:span text:style-name="T13_36"><text:s/></text:span><text:span text:style-name="T13_37">chcą</text:span><text:span text:style-name="T13_38">”.<text:s/></text:span><text:span text:style-name="T13_39">Motyw</text:span><text:span text:style-name="T13_40"><text:s/></text:span><text:span text:style-name="T13_41">atomowej</text:span><text:span text:style-name="T13_42"><text:s/></text:span><text:span text:style-name="T13_43">zagłady</text:span><text:span text:style-name="T13_44">,<text:s/></text:span><text:span text:style-name="T13_45">okresu</text:span><text:span text:style-name="T13_46">,<text:s/></text:span><text:span text:style-name="T13_47">przez</text:span><text:span text:style-name="T13_48"><text:s/></text:span><text:span text:style-name="T13_49">który</text:span><text:span text:style-name="T13_50"><text:s/></text:span><text:span text:style-name="T13_51">ludzkość</text:span><text:span text:style-name="T13_52"><text:s/></text:span><text:span text:style-name="T13_53">zamiera</text:span><text:span text:style-name="T13_54"><text:s/></text:span><text:span text:style-name="T13_55">na</text:span><text:span text:style-name="T13_56"><text:s/></text:span><text:span text:style-name="T13_57">kilkaset</text:span><text:span text:style-name="T13_58"><text:s/></text:span><text:span text:style-name="T13_59">lat</text:span><text:span text:style-name="T13_60">,<text:s/></text:span><text:span text:style-name="T13_61">jest</text:span><text:span text:style-name="T13_62"><text:s/></text:span><text:span text:style-name="T13_63">tylko</text:span><text:span text:style-name="T13_64"><text:s/></text:span><text:span text:style-name="T13_65">usprawiedliwieniem</text:span><text:span text:style-name="T13_66"><text:s/></text:span><text:span text:style-name="T13_67">powstawania</text:span><text:span text:style-name="T13_68"><text:s/></text:span><text:span text:style-name="T13_69">dowolnych</text:span><text:span text:style-name="T13_70">,<text:s/></text:span><text:span text:style-name="T13_71">najbardziej</text:span><text:span text:style-name="T13_72"><text:s/></text:span><text:span text:style-name="T13_73">zwariowanych</text:span><text:span text:style-name="T13_74"><text:s/></text:span><text:span text:style-name="T13_75">państw</text:span><text:span text:style-name="T13_76">,<text:s/></text:span><text:span text:style-name="T13_77">takich</text:span><text:span text:style-name="T13_78"><text:s/></text:span><text:span text:style-name="T13_79">jak</text:span><text:span text:style-name="T13_80"><text:s/></text:span><text:span text:style-name="T13_81">Królestwo</text:span><text:span text:style-name="T13_82"><text:s/></text:span><text:span text:style-name="T13_83">Romskie</text:span><text:span text:style-name="T13_84"><text:s/></text:span><text:span text:style-name="T13_85">czy</text:span><text:span text:style-name="T13_86"><text:s/></text:span><text:span text:style-name="T13_87">państwo</text:span><text:span text:style-name="T13_88"><text:s/></text:span><text:span text:style-name="T13_89">feminazistek</text:span><text:span text:style-name="T13_90">.<text:s/></text:span><text:span text:style-name="T13_91">Jeśli</text:span><text:span text:style-name="T13_92"><text:s/></text:span><text:span text:style-name="T13_93">ktoś</text:span><text:span text:style-name="T13_94"><text:s/></text:span><text:span text:style-name="T13_95">ma</text:span><text:span text:style-name="T13_96"><text:s/></text:span><text:span text:style-name="T13_97">w</text:span><text:span text:style-name="T13_98"><text:s/></text:span><text:span text:style-name="T13_99">sobie</text:span><text:span text:style-name="T13_100"><text:s/></text:span><text:span text:style-name="T13_101">nieco</text:span><text:span text:style-name="T13_102"><text:s/></text:span><text:span text:style-name="T13_103">więcej</text:span><text:span text:style-name="T13_104"><text:s/></text:span><text:span text:style-name="T13_105">zapału</text:span><text:span text:style-name="T13_106">,<text:s/></text:span><text:span text:style-name="T13_107">może</text:span><text:span text:style-name="T13_108"><text:s/></text:span><text:span text:style-name="T13_109">się</text:span><text:span text:style-name="T13_110"><text:s/></text:span><text:span text:style-name="T13_111">mocniej</text:span><text:span text:style-name="T13_112"><text:s/></text:span><text:span text:style-name="T13_113">zaangażować</text:span><text:span text:style-name="T13_114"><text:s/></text:span><text:span text:style-name="T13_115">w</text:span><text:span text:style-name="T13_116"><text:s/></text:span><text:span text:style-name="T13_117">fabułę</text:span><text:span text:style-name="T13_118">,<text:s/></text:span><text:span text:style-name="T13_119">ale</text:span><text:span text:style-name="T13_120"><text:s/></text:span><text:span text:style-name="T13_121">zwykle</text:span><text:span text:style-name="T13_122"><text:s/></text:span><text:span text:style-name="T13_123">nie</text:span><text:span text:style-name="T13_124"><text:s/></text:span><text:span text:style-name="T13_125">wpływa</text:span><text:span text:style-name="T13_126"><text:s/></text:span><text:span text:style-name="T13_127">to</text:span><text:span text:style-name="T13_128"><text:s/></text:span><text:span text:style-name="T13_129">w</text:span><text:span text:style-name="T13_130"><text:s/></text:span><text:span text:style-name="T13_131">dużym</text:span><text:span text:style-name="T13_132"><text:s/></text:span><text:span text:style-name="T13_133">stopniu</text:span><text:span text:style-name="T13_134"><text:s/></text:span><text:span text:style-name="T13_135">na</text:span><text:span text:style-name="T13_136"><text:s/></text:span><text:span text:style-name="T13_137">grę</text:span><text:span text:style-name="T13_138">.<text:s/></text:span><text:span text:style-name="T13_139">Historia</text:span><text:span text:style-name="T13_140"><text:s/></text:span><text:span text:style-name="T13_141">świata</text:span><text:span text:style-name="T13_142"><text:s/></text:span><text:span text:style-name="T13_143">jest</text:span><text:span text:style-name="T13_144"><text:s/></text:span><text:span text:style-name="T13_145">tylko</text:span><text:span text:style-name="T13_146"><text:s/></text:span><text:span text:style-name="T13_147">pretekstem</text:span><text:span text:style-name="T13_148"><text:s/></text:span><text:span text:style-name="T13_149">do</text:span><text:span text:style-name="T13_150"><text:s/></text:span><text:span text:style-name="T13_151">rozpoczęcia</text:span><text:span text:style-name="T13_152"><text:s/></text:span><text:span text:style-name="T13_153">bardzo</text:span><text:span text:style-name="T13_154"><text:s/></text:span><text:span text:style-name="T13_155">angażującej</text:span><text:span text:style-name="T13_156"><text:s/></text:span><text:span text:style-name="T13_157">gry</text:span><text:span text:style-name="T13_158"><text:s/></text:span><text:span text:style-name="T13_159">strategicznej</text:span><text:span text:style-name="T13_160">.</text:span></text:p>
      <text:p text:style-name="P14"/>
      <text:p text:style-name="P15"><text:span text:style-name="T15_1">Post</text:span><text:span text:style-name="T15_2"><text:s/></text:span><text:span text:style-name="T15_3">Nuclear</text:span><text:span text:style-name="T15_4"><text:s/></text:span><text:span text:style-name="T15_5">World</text:span><text:span text:style-name="T15_6"><text:s/></text:span><text:span text:style-name="T15_7">gra</text:span><text:span text:style-name="T15_8"><text:s/></text:span><text:span text:style-name="T15_9">się</text:span><text:span text:style-name="T15_10"><text:s/></text:span><text:span text:style-name="T15_11">w</text:span><text:span text:style-name="T15_12"><text:s/></text:span><text:span text:style-name="T15_13">tzw</text:span><text:span text:style-name="T15_14">.<text:s/></text:span><text:span text:style-name="T15_15">edycjach</text:span><text:span text:style-name="T15_16">,<text:s/></text:span><text:span text:style-name="T15_17">które</text:span><text:span text:style-name="T15_18"><text:s/></text:span><text:span text:style-name="T15_19">mogą</text:span><text:span text:style-name="T15_20"><text:s/></text:span><text:span text:style-name="T15_21"><office:annotation><dc:creator/><text:p text:style-name="P16"><text:span text:style-name="T16_1">nie</text:span><text:span text:style-name="T16_2"><text:s/></text:span><text:span text:style-name="T16_3">wspominam</text:span><text:span text:style-name="T16_4"><text:s/></text:span><text:span text:style-name="T16_5">tu</text:span><text:span text:style-name="T16_6"><text:s/></text:span><text:span text:style-name="T16_7">edycji</text:span><text:span text:style-name="T16_8"><text:s/></text:span><text:span text:style-name="T16_9">XIV</text:span></text:p></office:annotation></text:span><text:span text:style-name="T16_10">trwać</text:span><text:span text:style-name="T16_11"><text:s/></text:span><text:span text:style-name="T16_12">od</text:span><text:span text:style-name="T16_13"><text:s/></text:span><text:span text:style-name="T16_14">dwóch</text:span><text:span text:style-name="T16_15"><text:s/></text:span><text:span text:style-name="T16_16">miesięcy</text:span><text:span text:style-name="T16_17"><text:s/></text:span><text:span text:style-name="T16_18">do</text:span><text:span text:style-name="T16_19"><text:s/></text:span><text:span text:style-name="T16_20">prawie</text:span><text:span text:style-name="T16_21"><text:s/></text:span><text:span text:style-name="T16_22">roku</text:span><text:span text:style-name="T16_23">.<text:s/></text:span><text:span text:style-name="T16_24">W</text:span><text:span text:style-name="T16_25"><text:s/></text:span><text:span text:style-name="T16_26">każdej</text:span><text:span text:style-name="T16_27"><text:s/></text:span><text:span text:style-name="T16_28">edycji</text:span><text:span text:style-name="T16_29"><text:s/></text:span><text:span text:style-name="T16_30">niektóre</text:span><text:span text:style-name="T16_31"><text:s/></text:span><text:span text:style-name="T16_32">rzeczy</text:span><text:span text:style-name="T16_33"><text:s/></text:span><text:span text:style-name="T16_34">mogą</text:span><text:span text:style-name="T16_35"><text:s/></text:span><text:span text:style-name="T16_36">się</text:span><text:span text:style-name="T16_37"><text:s/></text:span><text:span text:style-name="T16_38">zmieniać</text:span><text:span text:style-name="T16_39">,<text:s/></text:span><text:span text:style-name="T16_40">przykładowo</text:span><text:span text:style-name="T16_41"><text:s/></text:span><text:span text:style-name="T16_42">jedna</text:span><text:span text:style-name="T16_43"><text:s/></text:span><text:span text:style-name="T16_44">z</text:span><text:span text:style-name="T16_45"><text:s/></text:span><text:span text:style-name="T16_46">nich</text:span><text:span text:style-name="T16_47"><text:s/></text:span><text:span text:style-name="T16_48">może</text:span><text:span text:style-name="T16_49"><text:s/></text:span><text:span text:style-name="T16_50">dziać</text:span><text:span text:style-name="T16_51"><text:s/></text:span><text:span text:style-name="T16_52">się</text:span><text:span text:style-name="T16_53"><text:s/></text:span><text:span text:style-name="T16_54">w</text:span><text:span text:style-name="T16_55"><text:s/></text:span><text:span text:style-name="T16_56">Westeros</text:span><text:span text:style-name="T16_57">,<text:s/></text:span><text:span text:style-name="T16_58">druga</text:span><text:span text:style-name="T16_59"><text:s/></text:span><text:span text:style-name="T16_60">w</text:span><text:span text:style-name="T16_61"><text:s/></text:span><text:span text:style-name="T16_62">Środziemiu</text:span><text:span text:style-name="T16_63">,<text:s/></text:span><text:span text:style-name="T16_64">a</text:span><text:span text:style-name="T16_65"><text:s/></text:span><text:span text:style-name="T16_66">trzecia</text:span><text:span text:style-name="T16_67"><text:s/></text:span><text:span text:style-name="T16_68">już</text:span><text:span text:style-name="T16_69"><text:s/></text:span><text:span text:style-name="T16_70">na</text:span><text:span text:style-name="T16_71"><text:s/></text:span><text:span text:style-name="T16_72">dobrze</text:span><text:span text:style-name="T16_73"><text:s/></text:span><text:span text:style-name="T16_74">znanej</text:span><text:span text:style-name="T16_75"><text:s/></text:span><text:span text:style-name="T16_76">nam</text:span><text:span text:style-name="T16_77"><text:s/></text:span><text:span text:style-name="T16_78">Ziemi</text:span><text:span text:style-name="T16_79">.<text:s/></text:span><text:span text:style-name="T16_80">Mogą</text:span><text:span text:style-name="T16_81"><text:s/></text:span><text:span text:style-name="T16_82">się</text:span><text:span text:style-name="T16_83"><text:s/></text:span><text:span text:style-name="T16_84">też</text:span><text:span text:style-name="T16_85"><text:s/></text:span><text:span text:style-name="T16_86">zmienić</text:span><text:span text:style-name="T16_87"><text:s/></text:span><text:span text:style-name="T16_88">pewne</text:span><text:span text:style-name="T16_89"><text:s/></text:span><text:span text:style-name="T16_90">zasady</text:span><text:span text:style-name="T16_91"><text:s/></text:span><text:span text:style-name="T16_92">oraz</text:span><text:span text:style-name="T16_93">,<text:s/></text:span><text:span text:style-name="T16_94">oczywiście</text:span><text:span text:style-name="T16_95">,<text:s/></text:span><text:span text:style-name="T16_96">zmieniają</text:span><text:span text:style-name="T16_97"><text:s/></text:span><text:span text:style-name="T16_98">się</text:span><text:span text:style-name="T16_99"><text:s/></text:span><text:span text:style-name="T16_100">Mistrzowie</text:span><text:span text:style-name="T16_101"><text:s/></text:span><text:span text:style-name="T16_102">Gry</text:span><text:span text:style-name="T16_103">.<text:s/></text:span><text:span text:style-name="T16_104">Jednak</text:span><text:span text:style-name="T16_105"><text:s/></text:span><text:span text:style-name="T16_106">poza</text:span><text:span text:style-name="T16_107"><text:s/></text:span><text:span text:style-name="T16_108">tym</text:span><text:span text:style-name="T16_109"><text:s/></text:span><text:span text:style-name="T16_110">sama</text:span><text:span text:style-name="T16_111"><text:s/></text:span><text:span text:style-name="T16_112">mechanika</text:span><text:span text:style-name="T16_113"><text:s/></text:span><text:span text:style-name="T16_114">i</text:span><text:span text:style-name="T16_115"><text:s/></text:span><text:span text:style-name="T16_116">podstawy</text:span><text:span text:style-name="T16_117"><text:s/></text:span><text:span text:style-name="T16_118">gry</text:span><text:span text:style-name="T16_119"><text:s/></text:span><text:span text:style-name="T16_120">pozostają</text:span><text:span text:style-name="T16_121"><text:s/></text:span><text:span text:style-name="T16_122">takie</text:span><text:span text:style-name="T16_123"><text:s/></text:span><text:span text:style-name="T16_124">same</text:span><text:span text:style-name="T16_125">.</text:span></text:p>
      <text:p text:style-name="P17"/>
      <text:p text:style-name="P18"><text:span text:style-name="T18_1">Grę</text:span><text:span text:style-name="T18_2"><text:s/></text:span><text:span text:style-name="T18_3">charakteryzuje</text:span><text:span text:style-name="T18_4"><text:s/></text:span><text:span text:style-name="T18_5">wysoki</text:span><text:span text:style-name="T18_6"><text:s/></text:span><text:span text:style-name="T18_7">stopień</text:span><text:span text:style-name="T18_8"><text:s/></text:span><text:span text:style-name="T18_9">skomplikowania</text:span><text:span text:style-name="T18_10">.<text:s/></text:span><text:span text:style-name="T18_11">Oprócz</text:span><text:span text:style-name="T18_12"><text:s/></text:span><text:span text:style-name="T18_13">standardowego</text:span><text:span text:style-name="T18_14"><text:s/></text:span><text:span text:style-name="T18_15">dla</text:span><text:span text:style-name="T18_16"><text:s/></text:span><text:span text:style-name="T18_17">tego</text:span><text:span text:style-name="T18_18"><text:s/></text:span><text:span text:style-name="T18_19">typu</text:span><text:span text:style-name="T18_20"><text:s/></text:span><text:span text:style-name="T18_21">gier</text:span><text:span text:style-name="T18_22"><text:s/></text:span><text:span text:style-name="T18_23">pisania</text:span><text:span text:style-name="T18_24"><text:s/></text:span><text:span text:style-name="T18_25">postów</text:span><text:span text:style-name="T18_26"><text:s/></text:span><text:span text:style-name="T18_27">na</text:span><text:span text:style-name="T18_28"><text:s/></text:span><text:span text:style-name="T18_29">forach</text:span><text:span text:style-name="T18_30"><text:s/></text:span><text:span text:style-name="T18_31">jawnych</text:span><text:span text:style-name="T18_32"><text:s/></text:span><text:span text:style-name="T18_33">i</text:span><text:span text:style-name="T18_34"><text:s/></text:span><text:span text:style-name="T18_35">tajnych</text:span><text:span text:style-name="T18_36">,<text:s/></text:span><text:span text:style-name="T18_37">podstawą</text:span><text:span text:style-name="T18_38"><text:s/></text:span><text:span text:style-name="T18_39">jest</text:span><text:span text:style-name="T18_40"><text:s/></text:span><text:span text:style-name="T18_41">tu</text:span><text:span text:style-name="T18_42"><text:s/></text:span><text:span text:style-name="T18_43">robienie</text:span><text:span text:style-name="T18_44"><text:s/></text:span><text:span text:style-name="T18_45">budżetów</text:span><text:span text:style-name="T18_46"><text:s/></text:span><text:span text:style-name="T18_47">za</text:span><text:span text:style-name="T18_48"><text:s/></text:span><text:span text:style-name="T18_49">pomocą</text:span><text:span text:style-name="T18_50"><text:s/></text:span><text:span text:style-name="T18_51">specjalnego</text:span><text:span text:style-name="T18_52"><text:s/></text:span><text:span text:style-name="T18_53">arkusza</text:span><text:span text:style-name="T18_54">,<text:s/></text:span><text:span text:style-name="T18_55">do</text:span><text:span text:style-name="T18_56"><text:s/></text:span><text:span text:style-name="T18_57">obsługi</text:span><text:span text:style-name="T18_58"><text:s/></text:span><text:span text:style-name="T18_59">którego</text:span><text:span text:style-name="T18_60"><text:s/></text:span><text:span text:style-name="T18_61">wystarczy</text:span><text:span text:style-name="T18_62"><text:s/></text:span><text:span text:style-name="T18_63">prosty</text:span><text:span text:style-name="T18_64"><text:s/></text:span><text:span text:style-name="T18_65">Excel</text:span><text:span text:style-name="T18_66">.<text:s/></text:span><text:span text:style-name="T18_67">Z</text:span><text:span text:style-name="T18_68"><text:s/></text:span><text:span text:style-name="T18_69">początku</text:span><text:span text:style-name="T18_70"><text:s/></text:span><text:span text:style-name="T18_71">wydaje</text:span><text:span text:style-name="T18_72"><text:s/></text:span><text:span text:style-name="T18_73">się</text:span><text:span text:style-name="T18_74"><text:s/></text:span><text:span text:style-name="T18_75">to</text:span><text:span text:style-name="T18_76"><text:s/></text:span><text:span text:style-name="T18_77">proste</text:span><text:span text:style-name="T18_78">:<text:s/></text:span><text:span text:style-name="T18_79">produkcja</text:span><text:span text:style-name="T18_80"><text:s/></text:span><text:span text:style-name="T18_81">wojsk</text:span><text:span text:style-name="T18_82"><text:s/></text:span><text:span text:style-name="T18_83">i</text:span><text:span text:style-name="T18_84"><text:s/></text:span><text:span text:style-name="T18_85">uruchamianie</text:span><text:span text:style-name="T18_86"><text:s/></text:span><text:span text:style-name="T18_87">kopalni</text:span><text:span text:style-name="T18_88"><text:s/></text:span><text:span text:style-name="T18_89">nie</text:span><text:span text:style-name="T18_90"><text:s/></text:span><text:span text:style-name="T18_91">stanowi</text:span><text:span text:style-name="T18_92"><text:s/></text:span><text:span text:style-name="T18_93">większych</text:span><text:span text:style-name="T18_94"><text:s/></text:span><text:span text:style-name="T18_95">trudności</text:span><text:span text:style-name="T18_96">,<text:s/></text:span><text:span text:style-name="T18_97">jednak</text:span><text:span text:style-name="T18_98"><text:s/></text:span><text:span text:style-name="T18_99">do</text:span><text:span text:style-name="T18_100"><text:s/></text:span><text:span text:style-name="T18_101">tego</text:span><text:span text:style-name="T18_102"><text:s/></text:span><text:span text:style-name="T18_103">dochodzą</text:span><text:span text:style-name="T18_104"><text:s/></text:span><text:span text:style-name="T18_105">takie</text:span><text:span text:style-name="T18_106"><text:s/></text:span><text:span text:style-name="T18_107">rzeczy</text:span><text:span text:style-name="T18_108">,<text:s/></text:span><text:span text:style-name="T18_109">jak</text:span><text:span text:style-name="T18_110"><text:s/></text:span><text:span text:style-name="T18_111">wywiad</text:span><text:span text:style-name="T18_112">,<text:s/></text:span><text:span text:style-name="T18_113">kolonizacja</text:span><text:span text:style-name="T18_114"><text:s/></text:span><text:span text:style-name="T18_115">nowych</text:span><text:span text:style-name="T18_116"><text:s/></text:span><text:span text:style-name="T18_117">prowincji</text:span><text:span text:style-name="T18_118"><text:s/></text:span><text:span text:style-name="T18_119">czy</text:span><text:span text:style-name="T18_120"><text:s/></text:span><text:span text:style-name="T18_121">handel</text:span><text:span text:style-name="T18_122"><text:s/></text:span><text:span text:style-name="T18_123">międzynarodowy</text:span><text:span text:style-name="T18_124">.<text:s/></text:span><text:span text:style-name="T18_125">Z</text:span><text:span text:style-name="T18_126"><text:s/></text:span><text:span text:style-name="T18_127">upływem</text:span><text:span text:style-name="T18_128"><text:s/></text:span><text:span text:style-name="T18_129">czasu</text:span><text:span text:style-name="T18_130"><text:s/></text:span><text:span text:style-name="T18_131">nasze</text:span><text:span text:style-name="T18_132"><text:s/></text:span><text:span text:style-name="T18_133">społeczeństwo</text:span><text:span text:style-name="T18_134"><text:s/></text:span><text:span text:style-name="T18_135">bogaci</text:span><text:span text:style-name="T18_136"><text:s/></text:span><text:span text:style-name="T18_137">się</text:span><text:span text:style-name="T18_138"><text:s/></text:span><text:span text:style-name="T18_139">i</text:span><text:span text:style-name="T18_140"><text:s/></text:span><text:span text:style-name="T18_141">robi</text:span><text:span text:style-name="T18_142"><text:s/></text:span><text:span text:style-name="T18_143">się</text:span><text:span text:style-name="T18_144"><text:s/></text:span><text:span text:style-name="T18_145">coraz</text:span><text:span text:style-name="T18_146"><text:s/></text:span><text:span text:style-name="T18_147">szczęśliwsze</text:span><text:span text:style-name="T18_148">,<text:s/></text:span><text:span text:style-name="T18_149">co</text:span><text:span text:style-name="T18_150"><text:s/></text:span><text:span text:style-name="T18_151">pozytywnie</text:span><text:span text:style-name="T18_152"><text:s/></text:span><text:span text:style-name="T18_153">wpływa</text:span><text:span text:style-name="T18_154"><text:s/></text:span><text:span text:style-name="T18_155">na</text:span><text:span text:style-name="T18_156"><text:s/></text:span><text:span text:style-name="T18_157">nasz</text:span><text:span text:style-name="T18_158"><text:s/></text:span><text:span text:style-name="T18_159">budżet</text:span><text:span text:style-name="T18_160">…<text:s/></text:span><text:span text:style-name="T18_161">No</text:span><text:span text:style-name="T18_162">,<text:s/></text:span><text:span text:style-name="T18_163">chyba</text:span><text:span text:style-name="T18_164"><text:s/></text:span><text:span text:style-name="T18_165">że</text:span><text:span text:style-name="T18_166"><text:s/></text:span><text:span text:style-name="T18_167">czegoś</text:span><text:span text:style-name="T18_168"><text:s/></text:span><text:span text:style-name="T18_169">nie</text:span><text:span text:style-name="T18_170"><text:s/></text:span><text:span text:style-name="T18_171">dopilnowaliśmy</text:span><text:span text:style-name="T18_172"><text:s/></text:span><text:span text:style-name="T18_173">albo</text:span><text:span text:style-name="T18_174"><text:s/></text:span><text:span text:style-name="T18_175">złośliwy</text:span><text:span text:style-name="T18_176"><text:s/></text:span><text:span text:style-name="T18_177">Mistrz</text:span><text:span text:style-name="T18_178"><text:s/></text:span><text:span text:style-name="T18_179">Gry</text:span><text:span text:style-name="T18_180"><text:s/></text:span><text:span text:style-name="T18_181">zrzucił</text:span><text:span text:style-name="T18_182"><text:s/></text:span><text:span text:style-name="T18_183">nam</text:span><text:span text:style-name="T18_184"><text:s/></text:span><text:span text:style-name="T18_185">na</text:span><text:span text:style-name="T18_186"><text:s/></text:span><text:span text:style-name="T18_187">głowę</text:span><text:span text:style-name="T18_188"><text:s/></text:span><text:span text:style-name="T18_189">meteoryt</text:span><text:span text:style-name="T18_190">.<text:s/></text:span></text:p>
      <text:p text:style-name="P19"/>
      <text:p text:style-name="P20"><text:span text:style-name="T20_1">Na</text:span><text:span text:style-name="T20_2"><text:s/></text:span><text:span text:style-name="T20_3">szczęście</text:span><text:span text:style-name="T20_4"><text:s/></text:span><text:span text:style-name="T20_5">nie</text:span><text:span text:style-name="T20_6"><text:s/></text:span><text:span text:style-name="T20_7">trzeba</text:span><text:span text:style-name="T20_8"><text:s/></text:span><text:span text:style-name="T20_9">się</text:span><text:span text:style-name="T20_10"><text:s/></text:span><text:span text:style-name="T20_11">zbytnio</text:span><text:span text:style-name="T20_12"><text:s/></text:span><text:span text:style-name="T20_13">martwić</text:span><text:span text:style-name="T20_14"><text:s/></text:span><text:span text:style-name="T20_15">poziomem</text:span><text:span text:style-name="T20_16"><text:s/></text:span><text:span text:style-name="T20_17">skomplikowania</text:span><text:span text:style-name="T20_18">,<text:s/></text:span><text:span text:style-name="T20_19">gdyż</text:span><text:span text:style-name="T20_20"><text:s/></text:span><text:span text:style-name="T20_21">zasady</text:span><text:span text:style-name="T20_22"><text:s/></text:span><text:span text:style-name="T20_23">są</text:span><text:span text:style-name="T20_24"><text:s/></text:span><text:span text:style-name="T20_25">całkiem</text:span><text:span text:style-name="T20_26"><text:s/></text:span><text:span text:style-name="T20_27">szeroko</text:span><text:span text:style-name="T20_28"><text:s/></text:span><text:span text:style-name="T20_29">rozpisane</text:span><text:span text:style-name="T20_30">,<text:s/></text:span><text:span text:style-name="T20_31">a</text:span><text:span text:style-name="T20_32"><text:s/></text:span><text:span text:style-name="T20_33">na</text:span><text:span text:style-name="T20_34"><text:s/></text:span><text:span text:style-name="T20_35">dodatek</text:span><text:span text:style-name="T20_36"><text:s/></text:span><text:span text:style-name="T20_37">wiele</text:span><text:span text:style-name="T20_38"><text:s/></text:span><text:span text:style-name="T20_39">osób</text:span><text:span text:style-name="T20_40"><text:s/></text:span><text:span text:style-name="T20_41">na</text:span><text:span text:style-name="T20_42"><text:s/></text:span><text:span text:style-name="T20_43">PNW</text:span><text:span text:style-name="T20_44"><text:s/></text:span><text:span text:style-name="T20_45">gotowych</text:span><text:span text:style-name="T20_46"><text:s/></text:span><text:span text:style-name="T20_47">jest</text:span><text:span text:style-name="T20_48"><text:s/></text:span><text:span text:style-name="T20_49">pomóc</text:span><text:span text:style-name="T20_50"><text:s/></text:span><text:span text:style-name="T20_51">nowym</text:span><text:span text:style-name="T20_52"><text:s/></text:span><text:span text:style-name="T20_53">graczom</text:span><text:span text:style-name="T20_54"><text:s/></text:span><text:span text:style-name="T20_55">z</text:span><text:span text:style-name="T20_56"><text:s/></text:span><text:span text:style-name="T20_57">ich</text:span><text:span text:style-name="T20_58"><text:s/></text:span><text:span text:style-name="T20_59">pierwszymi</text:span><text:span text:style-name="T20_60"><text:s/></text:span><text:span text:style-name="T20_61">edycjami</text:span><text:span text:style-name="T20_62">.<text:s/></text:span><text:span text:style-name="T20_63">Należy</text:span><text:span text:style-name="T20_64"><text:s/></text:span><text:span text:style-name="T20_65">tutaj</text:span><text:span text:style-name="T20_66"><text:s/></text:span><text:span text:style-name="T20_67">pochwalić</text:span><text:span text:style-name="T20_68"><text:s/></text:span><text:span text:style-name="T20_69">bardzo</text:span><text:span text:style-name="T20_70"><text:s/></text:span><text:span text:style-name="T20_71">ciężką</text:span><text:span text:style-name="T20_72"><text:s/></text:span><text:span text:style-name="T20_73">pracę</text:span><text:span text:style-name="T20_74"><text:s/></text:span><text:span text:style-name="T20_75">weteranów</text:span><text:span text:style-name="T20_76"><text:s/></text:span><text:span text:style-name="T20_77">oraz</text:span><text:span text:style-name="T20_78"><text:s/></text:span><text:span text:style-name="T20_79">Mistrzów</text:span><text:span text:style-name="T20_80"><text:s/></text:span><text:span text:style-name="T20_81">Gry</text:span><text:span text:style-name="T20_82">,<text:s/></text:span><text:span text:style-name="T20_83">którzy</text:span><text:span text:style-name="T20_84"><text:s/></text:span><text:span text:style-name="T20_85">właściwie</text:span><text:span text:style-name="T20_86"><text:s/></text:span><text:span text:style-name="T20_87">nigdy</text:span><text:span text:style-name="T20_88"><text:s/></text:span><text:span text:style-name="T20_89">nie</text:span><text:span text:style-name="T20_90"><text:s/></text:span><text:span text:style-name="T20_91">zawodzą</text:span><text:span text:style-name="T20_92">,<text:s/></text:span><text:span text:style-name="T20_93">jeśli</text:span><text:span text:style-name="T20_94"><text:s/></text:span><text:span text:style-name="T20_95">chodzi</text:span><text:span text:style-name="T20_96"><text:s/></text:span><text:span text:style-name="T20_97">o</text:span><text:span text:style-name="T20_98"><text:s/></text:span><text:span text:style-name="T20_99">dawanie</text:span><text:span text:style-name="T20_100"><text:s/></text:span><text:span text:style-name="T20_101">dobrych</text:span><text:span text:style-name="T20_102"><text:s/></text:span><text:span text:style-name="T20_103">wyjaśnień</text:span><text:span text:style-name="T20_104"><text:s/></text:span><text:span text:style-name="T20_105">do</text:span><text:span text:style-name="T20_106"><text:s/></text:span><text:span text:style-name="T20_107">zasad</text:span><text:span text:style-name="T20_108"><text:s/></text:span><text:span text:style-name="T20_109">i</text:span><text:span text:style-name="T20_110"><text:s/></text:span><text:span text:style-name="T20_111">mechaniki</text:span><text:span text:style-name="T20_112"><text:s/></text:span><text:span text:style-name="T20_113">gry</text:span><text:span text:style-name="T20_114">.</text:span></text:p>
      <text:p text:style-name="P21"/>
      <text:p text:style-name="P22"><text:span text:style-name="T22_1">Ważną</text:span><text:span text:style-name="T22_2"><text:s/></text:span><text:span text:style-name="T22_3">rolę</text:span><text:span text:style-name="T22_4"><text:s/></text:span><text:span text:style-name="T22_5">odgrywają</text:span><text:span text:style-name="T22_6"><text:s/></text:span><text:span text:style-name="T22_7">tu</text:span><text:span text:style-name="T22_8"><text:s/></text:span><text:span text:style-name="T22_9">intrygi</text:span><text:span text:style-name="T22_10">,<text:s/></text:span><text:span text:style-name="T22_11">przeprowadzane</text:span><text:span text:style-name="T22_12"><text:s/></text:span><text:span text:style-name="T22_13">zarówno</text:span><text:span text:style-name="T22_14"><text:s/></text:span><text:span text:style-name="T22_15">przy</text:span><text:span text:style-name="T22_16"><text:s/></text:span><text:span text:style-name="T22_17">pomocy</text:span><text:span text:style-name="T22_18"><text:s/></text:span><text:span text:style-name="T22_19">dyplomacji</text:span><text:span text:style-name="T22_20">,<text:s/></text:span><text:span text:style-name="T22_21">jak</text:span><text:span text:style-name="T22_22"><text:s/></text:span><text:span text:style-name="T22_23">i</text:span><text:span text:style-name="T22_24"><text:s/></text:span><text:span text:style-name="T22_25">wywiadu</text:span><text:span text:style-name="T22_26">.<text:s/></text:span><text:span text:style-name="T22_27">Popularną</text:span><text:span text:style-name="T22_28"><text:s/></text:span><text:span text:style-name="T22_29">zagrywką</text:span><text:span text:style-name="T22_30"><text:s/></text:span><text:span text:style-name="T22_31">jest</text:span><text:span text:style-name="T22_32"><text:s/></text:span><text:span text:style-name="T22_33">na</text:span><text:span text:style-name="T22_34"><text:s/></text:span><text:span text:style-name="T22_35">przykład</text:span><text:span text:style-name="T22_36"><text:s/></text:span><text:span text:style-name="T22_37">zawieranie</text:span><text:span text:style-name="T22_38"><text:s/></text:span><text:span text:style-name="T22_39">paktów</text:span><text:span text:style-name="T22_40"><text:s/></text:span><text:span text:style-name="T22_41">o</text:span><text:span text:style-name="T22_42"><text:s/></text:span><text:span text:style-name="T22_43">nieagresji</text:span><text:span text:style-name="T22_44">,<text:s/></text:span><text:span text:style-name="T22_45">które</text:span><text:span text:style-name="T22_46"><text:s/></text:span><text:span text:style-name="T22_47">łamie</text:span><text:span text:style-name="T22_48"><text:s/></text:span><text:span text:style-name="T22_49">się</text:span><text:span text:style-name="T22_50"><text:s/></text:span><text:span text:style-name="T22_51">w</text:span><text:span text:style-name="T22_52"><text:s/></text:span><text:span text:style-name="T22_53">tej</text:span><text:span text:style-name="T22_54"><text:s/></text:span><text:span text:style-name="T22_55">samej</text:span><text:span text:style-name="T22_56"><text:s/></text:span><text:span text:style-name="T22_57">turze</text:span><text:span text:style-name="T22_58"><text:s/>(</text:span><text:span text:style-name="T22_59">pozdrawiamy</text:span><text:span text:style-name="T22_60"><text:s/></text:span><text:span text:style-name="T22_61">Verlaxa</text:span><text:span text:style-name="T22_62">),<text:s/></text:span><text:span text:style-name="T22_63">aczkolwiek</text:span><text:span text:style-name="T22_64"><text:s/></text:span><text:span text:style-name="T22_65">zdarzają</text:span><text:span text:style-name="T22_66"><text:s/></text:span><text:span text:style-name="T22_67">się</text:span><text:span text:style-name="T22_68"><text:s/></text:span><text:span text:style-name="T22_69">i</text:span><text:span text:style-name="T22_70"><text:s/></text:span><text:span text:style-name="T22_71">bardziej</text:span><text:span text:style-name="T22_72"><text:s/></text:span><text:span text:style-name="T22_73">spektakularne</text:span><text:span text:style-name="T22_74"><text:s/></text:span><text:span text:style-name="T22_75">akcje</text:span><text:span text:style-name="T22_76">.<text:s/></text:span><text:span text:style-name="T22_77">W</text:span><text:span text:style-name="T22_78"><text:s/></text:span><text:span text:style-name="T22_79">jednej</text:span><text:span text:style-name="T22_80"><text:s/></text:span><text:span text:style-name="T22_81">z</text:span><text:span text:style-name="T22_82"><text:s/></text:span><text:span text:style-name="T22_83">edycji</text:span><text:span text:style-name="T22_84"><text:s/></text:span><text:span text:style-name="T22_85">osobnik</text:span><text:span text:style-name="T22_86"><text:s/></text:span><text:span text:style-name="T22_87">grający</text:span><text:span text:style-name="T22_88"><text:s/></text:span><text:span text:style-name="T22_89">Wielką</text:span><text:span text:style-name="T22_90"><text:s/></text:span><text:span text:style-name="T22_91">Brytanią</text:span><text:span text:style-name="T22_92"><text:s/></text:span><text:span text:style-name="T22_93">dokonał</text:span><text:span text:style-name="T22_94"><text:s/></text:span><text:span text:style-name="T22_95">udanego</text:span><text:span text:style-name="T22_96"><text:s/></text:span><text:span text:style-name="T22_97">zamachu</text:span><text:span text:style-name="T22_98"><text:s/></text:span><text:span text:style-name="T22_99">na</text:span><text:span text:style-name="T22_100"><text:s/></text:span><text:span text:style-name="T22_101">kubańskiego</text:span><text:span text:style-name="T22_102"><text:s/></text:span><text:span text:style-name="T22_103">presidente</text:span><text:span text:style-name="T22_104">,<text:s/></text:span><text:span text:style-name="T22_105">po</text:span><text:span text:style-name="T22_106"><text:s/></text:span><text:span text:style-name="T22_107">czym</text:span><text:span text:style-name="T22_108">…<text:s/></text:span><text:span text:style-name="T22_109"><office:annotation><dc:creator/><text:p text:style-name="P23"><text:span text:style-name="T23_1">PS</text:span><text:span text:style-name="T23_2">.<text:s/></text:span><text:span text:style-name="T23_3">Przekonał</text:span><text:span text:style-name="T23_4"><text:s/></text:span><text:span text:style-name="T23_5">ich</text:span><text:span text:style-name="T23_6">?</text:span></text:p></office:annotation></text:span><text:span text:style-name="T23_7"><office:annotation><dc:creator/><text:p text:style-name="P24"><text:span text:style-name="T24_1">Tak</text:span><text:span text:style-name="T24_2">.</text:span></text:p></office:annotation></text:span><text:span text:style-name="T24_3">zrzucił</text:span><text:span text:style-name="T24_4"><text:s/></text:span><text:span text:style-name="T24_5">winę</text:span><text:span text:style-name="T24_6"><text:s/></text:span><text:span text:style-name="T24_7">na</text:span><text:span text:style-name="T24_8"><text:s/></text:span><text:span text:style-name="T24_9">Iluminatów</text:span><text:span text:style-name="T24_10">.<text:s/></text:span><text:span text:style-name="T24_11">Częste</text:span><text:span text:style-name="T24_12"><text:s/></text:span><text:span text:style-name="T24_13">są</text:span><text:span text:style-name="T24_14"><text:s/></text:span><text:span text:style-name="T24_15">tu</text:span><text:span text:style-name="T24_16"><text:s/></text:span><text:span text:style-name="T24_17">próby</text:span><text:span text:style-name="T24_18"><text:s/></text:span><text:span text:style-name="T24_19">kradzieży</text:span><text:span text:style-name="T24_20"><text:s/></text:span><text:span text:style-name="T24_21">technologii</text:span><text:span text:style-name="T24_22"><text:s/></text:span><text:span text:style-name="T24_23">czy</text:span><text:span text:style-name="T24_24"><text:s/></text:span><text:span text:style-name="T24_25">podburzania</text:span><text:span text:style-name="T24_26"><text:s/></text:span><text:span text:style-name="T24_27">ludności</text:span><text:span text:style-name="T24_28"><text:s/></text:span><text:span text:style-name="T24_29">wrogich</text:span><text:span text:style-name="T24_30"><text:s/></text:span><text:span text:style-name="T24_31">państw</text:span><text:span text:style-name="T24_32">.<text:s/></text:span><text:span text:style-name="T24_33">Dlatego</text:span><text:span text:style-name="T24_34"><text:s/></text:span><text:span text:style-name="T24_35">też</text:span><text:span text:style-name="T24_36"><text:s/></text:span><text:span text:style-name="T24_37">należy</text:span><text:span text:style-name="T24_38"><text:s/></text:span><text:span text:style-name="T24_39">pamiętać</text:span><text:span text:style-name="T24_40"><text:s/></text:span><text:span text:style-name="T24_41">o</text:span><text:span text:style-name="T24_42"><text:s/></text:span><text:span text:style-name="T24_43">zainwestowaniu</text:span><text:span text:style-name="T24_44"><text:s/></text:span><text:span text:style-name="T24_45">w</text:span><text:span text:style-name="T24_46"><text:s/></text:span><text:span text:style-name="T24_47">odpowiedni</text:span><text:span text:style-name="T24_48"><text:s/></text:span><text:span text:style-name="T24_49">kontrwywiad</text:span><text:span text:style-name="T24_50">.</text:span></text:p>
      <text:p text:style-name="P25"/>
      <text:p text:style-name="P26"><text:span text:style-name="T26_1">Niekiedy</text:span><text:span text:style-name="T26_2"><text:s/></text:span><text:span text:style-name="T26_3">zdarza</text:span><text:span text:style-name="T26_4"><text:s/></text:span><text:span text:style-name="T26_5">się</text:span><text:span text:style-name="T26_6">,<text:s/></text:span><text:span text:style-name="T26_7">że</text:span><text:span text:style-name="T26_8"><text:s/></text:span><text:span text:style-name="T26_9">wywiad</text:span><text:span text:style-name="T26_10"><text:s/></text:span><text:span text:style-name="T26_11">zawodzi</text:span><text:span text:style-name="T26_12">,<text:s/></text:span><text:span text:style-name="T26_13">negocjacje</text:span><text:span text:style-name="T26_14"><text:s/></text:span><text:span text:style-name="T26_15">z</text:span><text:span text:style-name="T26_16"><text:s/></text:span><text:span text:style-name="T26_17">sąsiadem</text:span><text:span text:style-name="T26_18"><text:s/></text:span><text:span text:style-name="T26_19">nie</text:span><text:span text:style-name="T26_20"><text:s/></text:span><text:span text:style-name="T26_21">przynoszą</text:span><text:span text:style-name="T26_22"><text:s/></text:span><text:span text:style-name="T26_23">efektów</text:span><text:span text:style-name="T26_24">,<text:s/></text:span><text:span text:style-name="T26_25">a</text:span><text:span text:style-name="T26_26"><text:s/></text:span><text:span text:style-name="T26_27">fabryki</text:span><text:span text:style-name="T26_28"><text:s/></text:span><text:span text:style-name="T26_29">przestają</text:span><text:span text:style-name="T26_30"><text:s/></text:span><text:span text:style-name="T26_31">pracować</text:span><text:span text:style-name="T26_32">,<text:s/></text:span><text:span text:style-name="T26_33">bo</text:span><text:span text:style-name="T26_34"><text:s/></text:span><text:span text:style-name="T26_35">nie</text:span><text:span text:style-name="T26_36"><text:s/></text:span><text:span text:style-name="T26_37">mamy</text:span><text:span text:style-name="T26_38"><text:s/></text:span><text:span text:style-name="T26_39">surowców</text:span><text:span text:style-name="T26_40">,<text:s/></text:span><text:span text:style-name="T26_41">których</text:span><text:span text:style-name="T26_42"><text:s/></text:span><text:span text:style-name="T26_43">sprzedaży</text:span><text:span text:style-name="T26_44"><text:s/></text:span><text:span text:style-name="T26_45">odmawia</text:span><text:span text:style-name="T26_46"><text:s/></text:span><text:span text:style-name="T26_47">nam</text:span><text:span text:style-name="T26_48"><text:s/></text:span><text:span text:style-name="T26_49">sąsiad</text:span><text:span text:style-name="T26_50">.<text:s/></text:span><text:span text:style-name="T26_51">W</text:span><text:span text:style-name="T26_52"><text:s/></text:span><text:span text:style-name="T26_53">takim</text:span><text:span text:style-name="T26_54"><text:s/></text:span><text:span text:style-name="T26_55">wypadku</text:span><text:span text:style-name="T26_56"><text:s/></text:span><text:span text:style-name="T26_57">pozostaje</text:span><text:span text:style-name="T26_58"><text:s/></text:span><text:span text:style-name="T26_59">nam</text:span><text:span text:style-name="T26_60"><text:s/></text:span><text:span text:style-name="T26_61">już</text:span><text:span text:style-name="T26_62"><text:s/></text:span><text:span text:style-name="T26_63">tylko</text:span><text:span text:style-name="T26_64"><text:s/></text:span><text:span text:style-name="T26_65">zmobilizowanie</text:span><text:span text:style-name="T26_66"><text:s/></text:span><text:span text:style-name="T26_67">armii</text:span><text:span text:style-name="T26_68"><text:s/></text:span><text:span text:style-name="T26_69">i</text:span><text:span text:style-name="T26_70"><text:s/></text:span><text:span text:style-name="T26_71">rozpoczęcie</text:span><text:span text:style-name="T26_72"><text:s/></text:span><text:span text:style-name="T26_73">wojny</text:span><text:span text:style-name="T26_74">.<text:s/></text:span><text:span text:style-name="T26_75">Ta</text:span><text:span text:style-name="T26_76"><text:s/></text:span><text:span text:style-name="T26_77">polega</text:span><text:span text:style-name="T26_78"><text:s/></text:span><text:span text:style-name="T26_79">na</text:span><text:span text:style-name="T26_80"><text:s/></text:span><text:span text:style-name="T26_81">wydaniu</text:span><text:span text:style-name="T26_82"><text:s/></text:span><text:span text:style-name="T26_83">rozkazów</text:span><text:span text:style-name="T26_84"><text:s/></text:span><text:span text:style-name="T26_85">wojskom</text:span><text:span text:style-name="T26_86"><text:s/></text:span><text:span text:style-name="T26_87">i</text:span><text:span text:style-name="T26_88"><text:s/></text:span><text:span text:style-name="T26_89">trzymaniu</text:span><text:span text:style-name="T26_90"><text:s/></text:span><text:span text:style-name="T26_91">kciuków</text:span><text:span text:style-name="T26_92"><text:s/></text:span><text:span text:style-name="T26_93">za</text:span><text:span text:style-name="T26_94"><text:s/></text:span><text:span text:style-name="T26_95">naszych</text:span><text:span text:style-name="T26_96"><text:s/></text:span><text:span text:style-name="T26_97">chłopaków</text:span><text:span text:style-name="T26_98">.<text:s/></text:span><text:span text:style-name="T26_99">Oczywiście</text:span><text:span text:style-name="T26_100"><text:s/></text:span><text:span text:style-name="T26_101">nie</text:span><text:span text:style-name="T26_102"><text:s/></text:span><text:span text:style-name="T26_103">wydajemy</text:span><text:span text:style-name="T26_104"><text:s/></text:span><text:span text:style-name="T26_105">poleceń</text:span><text:span text:style-name="T26_106"><text:s/></text:span><text:span text:style-name="T26_107">każdemu</text:span><text:span text:style-name="T26_108"><text:s/></text:span><text:span text:style-name="T26_109">czołgowi</text:span><text:span text:style-name="T26_110"><text:s/></text:span><text:span text:style-name="T26_111">z</text:span><text:span text:style-name="T26_112"><text:s/></text:span><text:span text:style-name="T26_113">osobna</text:span><text:span text:style-name="T26_114">;<text:s/></text:span><text:span text:style-name="T26_115">zamiast</text:span><text:span text:style-name="T26_116"><text:s/></text:span><text:span text:style-name="T26_117">tego</text:span><text:span text:style-name="T26_118"><text:s/></text:span><text:span text:style-name="T26_119">operujemy</text:span><text:span text:style-name="T26_120"><text:s/></text:span><text:span text:style-name="T26_121">tu</text:span><text:span text:style-name="T26_122"><text:s/></text:span><text:span text:style-name="T26_123">związkami</text:span><text:span text:style-name="T26_124"><text:s/></text:span><text:span text:style-name="T26_125">taktycznymi</text:span><text:span text:style-name="T26_126">,<text:s/></text:span><text:span text:style-name="T26_127">składającymi</text:span><text:span text:style-name="T26_128"><text:s/></text:span><text:span text:style-name="T26_129">się</text:span><text:span text:style-name="T26_130"><text:s/></text:span><text:span text:style-name="T26_131">z</text:span><text:span text:style-name="T26_132"><text:s/></text:span><text:span text:style-name="T26_133">wielu</text:span><text:span text:style-name="T26_134"><text:s/></text:span><text:span text:style-name="T26_135">dywizji</text:span><text:span text:style-name="T26_136">.</text:span></text:p>
      <text:p text:style-name="P27"/>
      <text:p text:style-name="P28"><text:span text:style-name="T28_1">Cel</text:span><text:span text:style-name="T28_2"><text:s/></text:span><text:span text:style-name="T28_3">gry</text:span><text:span text:style-name="T28_4"><text:s/></text:span><text:span text:style-name="T28_5">wydaje</text:span><text:span text:style-name="T28_6"><text:s/></text:span><text:span text:style-name="T28_7">się</text:span><text:span text:style-name="T28_8"><text:s/></text:span><text:span text:style-name="T28_9">prosty</text:span><text:span text:style-name="T28_10">:<text:s/></text:span><text:span text:style-name="T28_11">zdobyć</text:span><text:span text:style-name="T28_12"><text:s/></text:span><text:span text:style-name="T28_13">całkowitą</text:span><text:span text:style-name="T28_14"><text:s/></text:span><text:span text:style-name="T28_15">dominację</text:span><text:span text:style-name="T28_16"><text:s/></text:span><text:span text:style-name="T28_17">nad</text:span><text:span text:style-name="T28_18"><text:s/></text:span><text:span text:style-name="T28_19">światem</text:span><text:span text:style-name="T28_20">.<text:s/></text:span><text:span text:style-name="T28_21">W</text:span><text:span text:style-name="T28_22"><text:s/></text:span><text:span text:style-name="T28_23">praktyce</text:span><text:span text:style-name="T28_24"><text:s/></text:span><text:span text:style-name="T28_25">jest</text:span><text:span text:style-name="T28_26"><text:s/></text:span><text:span text:style-name="T28_27">to</text:span><text:span text:style-name="T28_28"><text:s/></text:span><text:span text:style-name="T28_29">niemożliwe</text:span><text:span text:style-name="T28_30">,<text:s/></text:span><text:span text:style-name="T28_31">dlatego</text:span><text:span text:style-name="T28_32"><text:s/></text:span><text:span text:style-name="T28_33">na</text:span><text:span text:style-name="T28_34"><text:s/></text:span><text:span text:style-name="T28_35">PNW</text:span><text:span text:style-name="T28_36"><text:s/></text:span><text:span text:style-name="T28_37">istnieje</text:span><text:span text:style-name="T28_38"><text:s/></text:span><text:span text:style-name="T28_39">system</text:span><text:span text:style-name="T28_40"><text:s/></text:span><text:span text:style-name="T28_41">ambicji</text:span><text:span text:style-name="T28_42">.<text:s/></text:span><text:span text:style-name="T28_43">Każde</text:span><text:span text:style-name="T28_44"><text:s/></text:span><text:span text:style-name="T28_45">państwo</text:span><text:span text:style-name="T28_46"><text:s/></text:span><text:span text:style-name="T28_47">dostaje</text:span><text:span text:style-name="T28_48"><text:s/></text:span><text:span text:style-name="T28_49">po</text:span><text:span text:style-name="T28_50"><text:s/></text:span><text:span text:style-name="T28_51">trzy</text:span><text:span text:style-name="T28_52">:<text:s/></text:span><text:span text:style-name="T28_53">jedną</text:span><text:span text:style-name="T28_54"><text:s/></text:span><text:span text:style-name="T28_55">główną</text:span><text:span text:style-name="T28_56"><text:s/></text:span><text:span text:style-name="T28_57">i</text:span><text:span text:style-name="T28_58"><text:s/></text:span><text:span text:style-name="T28_59">dwie</text:span><text:span text:style-name="T28_60"><text:s/></text:span><text:span text:style-name="T28_61">poboczne</text:span><text:span text:style-name="T28_62">.<text:s/></text:span><text:span text:style-name="T28_63">Są</text:span><text:span text:style-name="T28_64"><text:s/></text:span><text:span text:style-name="T28_65">to</text:span><text:span text:style-name="T28_66"><text:s/></text:span><text:span text:style-name="T28_67">wyznaczane</text:span><text:span text:style-name="T28_68"><text:s/></text:span><text:span text:style-name="T28_69">przez</text:span><text:span text:style-name="T28_70"><text:s/></text:span><text:span text:style-name="T28_71">Mistrzów</text:span><text:span text:style-name="T28_72"><text:s/></text:span><text:span text:style-name="T28_73">Gry</text:span><text:span text:style-name="T28_74"><text:s/></text:span><text:span text:style-name="T28_75">zadania</text:span><text:span text:style-name="T28_76"><text:s/></text:span><text:span text:style-name="T28_77">do</text:span><text:span text:style-name="T28_78"><text:s/></text:span><text:span text:style-name="T28_79">wykonania</text:span><text:span text:style-name="T28_80">.<text:s/></text:span><text:span text:style-name="T28_81">A</text:span><text:span text:style-name="T28_82"><text:s/></text:span><text:span text:style-name="T28_83">te</text:span><text:span text:style-name="T28_84"><text:s/></text:span><text:span text:style-name="T28_85">bywają</text:span><text:span text:style-name="T28_86"><text:s/></text:span><text:span text:style-name="T28_87">różne</text:span><text:span text:style-name="T28_88">:<text:s/></text:span><text:span text:style-name="T28_89">raz</text:span><text:span text:style-name="T28_90"><text:s/></text:span><text:span text:style-name="T28_91">jest</text:span><text:span text:style-name="T28_92"><text:s/></text:span><text:span text:style-name="T28_93">to</text:span><text:span text:style-name="T28_94"><text:s/></text:span><text:span text:style-name="T28_95">podbicie</text:span><text:span text:style-name="T28_96"><text:s/></text:span><text:span text:style-name="T28_97">konkretnego</text:span><text:span text:style-name="T28_98"><text:s/></text:span><text:span text:style-name="T28_99">państwa</text:span><text:span text:style-name="T28_100">,<text:s/></text:span><text:span text:style-name="T28_101">innym</text:span><text:span text:style-name="T28_102"><text:s/></text:span><text:span text:style-name="T28_103">razem</text:span><text:span text:style-name="T28_104"><text:s/></text:span><text:span text:style-name="T28_105">uczynienie</text:span><text:span text:style-name="T28_106"><text:s/></text:span><text:span text:style-name="T28_107">z</text:span><text:span text:style-name="T28_108"><text:s/></text:span><text:span text:style-name="T28_109">naszego</text:span><text:span text:style-name="T28_110"><text:s/></text:span><text:span text:style-name="T28_111">kraju</text:span><text:span text:style-name="T28_112"><text:s/></text:span><text:span text:style-name="T28_113">potęgi</text:span><text:span text:style-name="T28_114"><text:s/></text:span><text:span text:style-name="T28_115">lądowej</text:span><text:span text:style-name="T28_116"><text:s/></text:span><text:span text:style-name="T28_117">lub</text:span><text:span text:style-name="T28_118"><text:s/></text:span><text:span text:style-name="T28_119">utworzenie</text:span><text:span text:style-name="T28_120"><text:s/></text:span><text:span text:style-name="T28_121">imperium</text:span><text:span text:style-name="T28_122"><text:s/></text:span><text:span text:style-name="T28_123">kolonialnego</text:span><text:span text:style-name="T28_124">.<text:s/></text:span><text:span text:style-name="T28_125">Z</text:span><text:span text:style-name="T28_126"><text:s/></text:span><text:span text:style-name="T28_127">początku</text:span><text:span text:style-name="T28_128"><text:s/></text:span><text:span text:style-name="T28_129">wydają</text:span><text:span text:style-name="T28_130"><text:s/></text:span><text:span text:style-name="T28_131">się</text:span><text:span text:style-name="T28_132"><text:s/></text:span><text:span text:style-name="T28_133">proste</text:span><text:span text:style-name="T28_134"><text:s/></text:span><text:span text:style-name="T28_135">do</text:span><text:span text:style-name="T28_136"><text:s/></text:span><text:span text:style-name="T28_137">wypełnienia</text:span><text:span text:style-name="T28_138">,<text:s/></text:span><text:span text:style-name="T28_139">jednak</text:span><text:span text:style-name="T28_140"><text:s/></text:span><text:span text:style-name="T28_141">należy</text:span><text:span text:style-name="T28_142"><text:s/></text:span><text:span text:style-name="T28_143">pamiętać</text:span><text:span text:style-name="T28_144">,<text:s/></text:span><text:span text:style-name="T28_145">że</text:span><text:span text:style-name="T28_146"><text:s/></text:span><text:span text:style-name="T28_147">inni</text:span><text:span text:style-name="T28_148"><text:s/></text:span><text:span text:style-name="T28_149">gracze</text:span><text:span text:style-name="T28_150"><text:s/></text:span><text:span text:style-name="T28_151">też</text:span><text:span text:style-name="T28_152"><text:s/></text:span><text:span text:style-name="T28_153">mają</text:span><text:span text:style-name="T28_154"><text:s/></text:span><text:span text:style-name="T28_155">własne</text:span><text:span text:style-name="T28_156"><text:s/></text:span><text:span text:style-name="T28_157">cele</text:span><text:span text:style-name="T28_158"><text:s/></text:span><text:span text:style-name="T28_159">i</text:span><text:span text:style-name="T28_160"><text:s/></text:span><text:span text:style-name="T28_161">nie</text:span><text:span text:style-name="T28_162"><text:s/></text:span><text:span text:style-name="T28_163">będą</text:span><text:span text:style-name="T28_164"><text:s/></text:span><text:span text:style-name="T28_165">stać</text:span><text:span text:style-name="T28_166"><text:s/></text:span><text:span text:style-name="T28_167">bezczynnie</text:span><text:span text:style-name="T28_168">.<text:s/></text:span><text:span text:style-name="T28_169">Oczywiście</text:span><text:span text:style-name="T28_170"><text:s/></text:span><text:span text:style-name="T28_171">ambicje</text:span><text:span text:style-name="T28_172"><text:s/></text:span><text:span text:style-name="T28_173">nie</text:span><text:span text:style-name="T28_174"><text:s/></text:span><text:span text:style-name="T28_175">są</text:span><text:span text:style-name="T28_176"><text:s/></text:span><text:span text:style-name="T28_177">obowiązkowe</text:span><text:span text:style-name="T28_178"><text:s/></text:span><text:span text:style-name="T28_179">i</text:span><text:span text:style-name="T28_180"><text:s/></text:span><text:span text:style-name="T28_181">można</text:span><text:span text:style-name="T28_182"><text:s/></text:span><text:span text:style-name="T28_183">o</text:span><text:span text:style-name="T28_184"><text:s/></text:span><text:span text:style-name="T28_185">nich</text:span><text:span text:style-name="T28_186"><text:s/></text:span><text:span text:style-name="T28_187">śmiało</text:span><text:span text:style-name="T28_188"><text:s/></text:span><text:span text:style-name="T28_189">zapomnieć</text:span><text:span text:style-name="T28_190">,<text:s/></text:span><text:span text:style-name="T28_191">jednak</text:span><text:span text:style-name="T28_192"><text:s/></text:span><text:span text:style-name="T28_193">wtedy</text:span><text:span text:style-name="T28_194"><text:s/></text:span><text:span text:style-name="T28_195">nie</text:span><text:span text:style-name="T28_196"><text:s/></text:span><text:span text:style-name="T28_197">ma</text:span><text:span text:style-name="T28_198"><text:s/></text:span><text:span text:style-name="T28_199">co</text:span><text:span text:style-name="T28_200"><text:s/></text:span><text:span text:style-name="T28_201">liczyć</text:span><text:span text:style-name="T28_202"><text:s/></text:span><text:span text:style-name="T28_203">na</text:span><text:span text:style-name="T28_204"><text:s/></text:span><text:span text:style-name="T28_205">wysoki</text:span><text:span text:style-name="T28_206"><text:s/></text:span><text:span text:style-name="T28_207">wynik</text:span><text:span text:style-name="T28_208"><text:s/></text:span><text:span text:style-name="T28_209">w</text:span><text:span text:style-name="T28_210"><text:s/></text:span><text:span text:style-name="T28_211">klasyfikacji</text:span><text:span text:style-name="T28_212"><text:s/></text:span><text:span text:style-name="T28_213">końcowej</text:span><text:span text:style-name="T28_214">.</text:span></text:p>
      <text:p text:style-name="P29"/>
      <text:p text:style-name="P30"><text:span text:style-name="T30_1">Nie</text:span><text:span text:style-name="T30_2"><text:s/></text:span><text:span text:style-name="T30_3">da</text:span><text:span text:style-name="T30_4"><text:s/></text:span><text:span text:style-name="T30_5">się</text:span><text:span text:style-name="T30_6"><text:s/></text:span><text:span text:style-name="T30_7">ukryć</text:span><text:span text:style-name="T30_8">,<text:s/></text:span><text:span text:style-name="T30_9">że</text:span><text:span text:style-name="T30_10"><text:s/></text:span><text:span text:style-name="T30_11">poziom</text:span><text:span text:style-name="T30_12"><text:s/></text:span><text:span text:style-name="T30_13">edycji</text:span><text:span text:style-name="T30_14"><text:s/></text:span><text:span text:style-name="T30_15">wyznaczają</text:span><text:span text:style-name="T30_16"><text:s/></text:span><text:span text:style-name="T30_17">gracze</text:span><text:span text:style-name="T30_18"><text:s/></text:span><text:span text:style-name="T30_19">w</text:span><text:span text:style-name="T30_20"><text:s/></text:span><text:span text:style-name="T30_21">niej</text:span><text:span text:style-name="T30_22"><text:s/></text:span><text:span text:style-name="T30_23">uczestniczący</text:span><text:span text:style-name="T30_24"><text:s/></text:span><text:span text:style-name="T30_25">i</text:span><text:span text:style-name="T30_26"><text:s/></text:span><text:span text:style-name="T30_27">przede</text:span><text:span text:style-name="T30_28"><text:s/></text:span><text:span text:style-name="T30_29">wszystkim</text:span><text:span text:style-name="T30_30"><text:s/></text:span><text:span text:style-name="T30_31">Mistrzowie</text:span><text:span text:style-name="T30_32"><text:s/></text:span><text:span text:style-name="T30_33">Gry</text:span><text:span text:style-name="T30_34">.<text:s/></text:span><text:span text:style-name="T30_35">Od</text:span><text:span text:style-name="T30_36"><text:s/></text:span><text:span text:style-name="T30_37">nich</text:span><text:span text:style-name="T30_38"><text:s/></text:span><text:span text:style-name="T30_39">zależy</text:span><text:span text:style-name="T30_40"><text:s/></text:span><text:span text:style-name="T30_41">bardzo</text:span><text:span text:style-name="T30_42"><text:s/></text:span><text:span text:style-name="T30_43">wiele</text:span><text:span text:style-name="T30_44">.<text:s/></text:span><text:span text:style-name="T30_45">Jeśli</text:span><text:span text:style-name="T30_46"><text:s/></text:span><text:span text:style-name="T30_47">Mistrz</text:span><text:span text:style-name="T30_48"><text:s/></text:span><text:span text:style-name="T30_49">Gry</text:span><text:span text:style-name="T30_50"><text:s/></text:span><text:span text:style-name="T30_51">potrafi</text:span><text:span text:style-name="T30_52"><text:s/></text:span><text:span text:style-name="T30_53">stworzyć</text:span><text:span text:style-name="T30_54"><text:s/></text:span><text:span text:style-name="T30_55">ciekawe</text:span><text:span text:style-name="T30_56"><text:s/></text:span><text:span text:style-name="T30_57">wydarzenia</text:span><text:span text:style-name="T30_58">,<text:s/></text:span><text:span text:style-name="T30_59">fabułę</text:span><text:span text:style-name="T30_60"><text:s/></text:span><text:span text:style-name="T30_61">czy</text:span><text:span text:style-name="T30_62"><text:s/></text:span><text:span text:style-name="T30_63">bardzo</text:span><text:span text:style-name="T30_64"><text:s/></text:span><text:span text:style-name="T30_65">interesująco</text:span><text:span text:style-name="T30_66"><text:s/></text:span><text:span text:style-name="T30_67">opisać</text:span><text:span text:style-name="T30_68"><text:s/></text:span><text:span text:style-name="T30_69">wojnę</text:span><text:span text:style-name="T30_70">,<text:s/></text:span><text:span text:style-name="T30_71">gracze</text:span><text:span text:style-name="T30_72"><text:s/></text:span><text:span text:style-name="T30_73">od</text:span><text:span text:style-name="T30_74"><text:s/></text:span><text:span text:style-name="T30_75">razu</text:span><text:span text:style-name="T30_76"><text:s/></text:span><text:span text:style-name="T30_77">są</text:span><text:span text:style-name="T30_78"><text:s/></text:span><text:span text:style-name="T30_79">bardziej</text:span><text:span text:style-name="T30_80"><text:s/></text:span><text:span text:style-name="T30_81">zaangażowani</text:span><text:span text:style-name="T30_82"><text:s/></text:span><text:span text:style-name="T30_83">w</text:span><text:span text:style-name="T30_84"><text:s/></text:span><text:span text:style-name="T30_85">to</text:span><text:span text:style-name="T30_86">,<text:s/></text:span><text:span text:style-name="T30_87">co</text:span><text:span text:style-name="T30_88"><text:s/></text:span><text:span text:style-name="T30_89">się</text:span><text:span text:style-name="T30_90"><text:s/></text:span><text:span text:style-name="T30_91">dzieje</text:span><text:span text:style-name="T30_92"><text:s/></text:span><text:span text:style-name="T30_93">w</text:span><text:span text:style-name="T30_94"><text:s/></text:span><text:span text:style-name="T30_95">świecie</text:span><text:span text:style-name="T30_96"><text:s/></text:span><text:span text:style-name="T30_97">gry</text:span><text:span text:style-name="T30_98">.<text:s/></text:span><text:span text:style-name="T30_99">Jeśli</text:span><text:span text:style-name="T30_100"><text:s/></text:span><text:span text:style-name="T30_101">jednak</text:span><text:span text:style-name="T30_102"><text:s/></text:span><text:span text:style-name="T30_103">zdarzy</text:span><text:span text:style-name="T30_104"><text:s/></text:span><text:span text:style-name="T30_105">się</text:span><text:span text:style-name="T30_106"><text:s/></text:span><text:span text:style-name="T30_107">przykładowo</text:span><text:span text:style-name="T30_108">,<text:s/></text:span><text:span text:style-name="T30_109">że</text:span><text:span text:style-name="T30_110"><text:s/></text:span><text:span text:style-name="T30_111">Mistrz</text:span><text:span text:style-name="T30_112"><text:s/></text:span><text:span text:style-name="T30_113">Gry</text:span><text:span text:style-name="T30_114"><text:s/></text:span><text:span text:style-name="T30_115">zrobi</text:span><text:span text:style-name="T30_116"><text:s/></text:span><text:span text:style-name="T30_117">fatalną</text:span><text:span text:style-name="T30_118"><text:s/></text:span><text:span text:style-name="T30_119">pomyłkę</text:span><text:span text:style-name="T30_120"><text:s/>(</text:span><text:span text:style-name="T30_121">zapomni</text:span><text:span text:style-name="T30_122"><text:s/></text:span><text:span text:style-name="T30_123">o</text:span><text:span text:style-name="T30_124"><text:s/></text:span><text:span text:style-name="T30_125">ruchu</text:span><text:span text:style-name="T30_126"><text:s/></text:span><text:span text:style-name="T30_127">armii</text:span><text:span text:style-name="T30_128"><text:s/></text:span><text:span text:style-name="T30_129">jednego</text:span><text:span text:style-name="T30_130"><text:s/></text:span><text:span text:style-name="T30_131">gracza</text:span><text:span text:style-name="T30_132">),<text:s/></text:span><text:span text:style-name="T30_133">zapomni</text:span><text:span text:style-name="T30_134"><text:s/></text:span><text:span text:style-name="T30_135">o</text:span><text:span text:style-name="T30_136"><text:s/></text:span><text:span text:style-name="T30_137">realizmie</text:span><text:span text:style-name="T30_138"><text:s/>(</text:span><text:span text:style-name="T30_139">czołgi</text:span><text:span text:style-name="T30_140"><text:s/></text:span><text:span text:style-name="T30_141">miażdżone</text:span><text:span text:style-name="T30_142"><text:s/></text:span><text:span text:style-name="T30_143">przez</text:span><text:span text:style-name="T30_144"><text:s/></text:span><text:span text:style-name="T30_145">dywizje</text:span><text:span text:style-name="T30_146"><text:s/></text:span><text:span text:style-name="T30_147">przestarzałej</text:span><text:span text:style-name="T30_148"><text:s/></text:span><text:span text:style-name="T30_149">piechoty</text:span><text:span text:style-name="T30_150"><text:s/></text:span><text:span text:style-name="T30_151">w</text:span><text:span text:style-name="T30_152"><text:s/></text:span><text:span text:style-name="T30_153">otwartym</text:span><text:span text:style-name="T30_154"><text:s/></text:span><text:span text:style-name="T30_155">polu</text:span><text:span text:style-name="T30_156">)<text:s/></text:span><text:span text:style-name="T30_157">czy</text:span><text:span text:style-name="T30_158"><text:s/></text:span><text:span text:style-name="T30_159">po</text:span><text:span text:style-name="T30_160"><text:s/></text:span><text:span text:style-name="T30_161">prostu</text:span><text:span text:style-name="T30_162"><text:s/></text:span><text:span text:style-name="T30_163">będzie</text:span><text:span text:style-name="T30_164"><text:s/></text:span><text:span text:style-name="T30_165">się</text:span><text:span text:style-name="T30_166"><text:s/></text:span><text:span text:style-name="T30_167">obijał</text:span><text:span text:style-name="T30_168"><text:s/>(</text:span><text:span text:style-name="T30_169">nie</text:span><text:span text:style-name="T30_170"><text:s/></text:span><text:span text:style-name="T30_171">dawał</text:span><text:span text:style-name="T30_172"><text:s/></text:span><text:span text:style-name="T30_173">następnej</text:span><text:span text:style-name="T30_174"><text:s/></text:span><text:span text:style-name="T30_175">tury</text:span><text:span text:style-name="T30_176"><text:s/></text:span><text:span text:style-name="T30_177">przez</text:span><text:span text:style-name="T30_178"><text:s/>4<text:s/></text:span><text:span text:style-name="T30_179">miesiące</text:span><text:span text:style-name="T30_180">),<text:s/></text:span><text:span text:style-name="T30_181">graczy</text:span><text:span text:style-name="T30_182"><text:s/></text:span><text:span text:style-name="T30_183">może</text:span><text:span text:style-name="T30_184"><text:s/></text:span><text:span text:style-name="T30_185">szlag</text:span><text:span text:style-name="T30_186"><text:s/></text:span><text:span text:style-name="T30_187">trafić</text:span><text:span text:style-name="T30_188">.</text:span></text:p>
      <text:p text:style-name="P31"/>
      <text:p text:style-name="P32"><text:span text:style-name="T32_1">Wreszcie</text:span><text:span text:style-name="T32_2"><text:s/></text:span><text:span text:style-name="T32_3">należy</text:span><text:span text:style-name="T32_4"><text:s/></text:span><text:span text:style-name="T32_5">zadać</text:span><text:span text:style-name="T32_6"><text:s/></text:span><text:span text:style-name="T32_7">pytanie</text:span><text:span text:style-name="T32_8"><text:s/></text:span><text:span text:style-name="T32_9">o</text:span><text:span text:style-name="T32_10"><text:s/></text:span><text:span text:style-name="T32_11">sam</text:span><text:span text:style-name="T32_12"><text:s/></text:span><text:span text:style-name="T32_13">balans</text:span><text:span text:style-name="T32_14"><text:s/></text:span><text:span text:style-name="T32_15">gry</text:span><text:span text:style-name="T32_16">,<text:s/></text:span><text:span text:style-name="T32_17">o</text:span><text:span text:style-name="T32_18"><text:s/></text:span><text:span text:style-name="T32_19">który</text:span><text:span text:style-name="T32_20"><text:s/></text:span><text:span text:style-name="T32_21">użytkownicy</text:span><text:span text:style-name="T32_22"><text:s/></text:span><text:span text:style-name="T32_23">forum</text:span><text:span text:style-name="T32_24"><text:s/></text:span><text:span text:style-name="T32_25">PNW</text:span><text:span text:style-name="T32_26"><text:s/></text:span><text:span text:style-name="T32_27">kłócą</text:span><text:span text:style-name="T32_28"><text:s/></text:span><text:span text:style-name="T32_29">się</text:span><text:span text:style-name="T32_30"><text:s/></text:span><text:span text:style-name="T32_31">od</text:span><text:span text:style-name="T32_32"><text:s/></text:span><text:span text:style-name="T32_33">niepamiętnych</text:span><text:span text:style-name="T32_34"><text:s/></text:span><text:span text:style-name="T32_35">czasów</text:span><text:span text:style-name="T32_36">.<text:s/></text:span><text:span text:style-name="T32_37">Przykładowo</text:span><text:span text:style-name="T32_38">,<text:s/></text:span><text:span text:style-name="T32_39">w</text:span><text:span text:style-name="T32_40"><text:s/></text:span><text:span text:style-name="T32_41">edycji</text:span><text:span text:style-name="T32_42"><text:s/></text:span><text:span text:style-name="T32_43">Warhammer</text:span><text:span text:style-name="T32_44"><text:s/></text:span><text:span text:style-name="T32_45">z</text:span><text:span text:style-name="T32_46"><text:s/></text:span><text:span text:style-name="T32_47">powodu</text:span><text:span text:style-name="T32_48"><text:s/></text:span><text:span text:style-name="T32_49">niedopatrzenia</text:span><text:span text:style-name="T32_50"><text:s/></text:span><text:span text:style-name="T32_51">w</text:span><text:span text:style-name="T32_52"><text:s/></text:span><text:span text:style-name="T32_53">drzewku</text:span><text:span text:style-name="T32_54"><text:s/></text:span><text:span text:style-name="T32_55">technologii</text:span><text:span text:style-name="T32_56"><text:s/></text:span><text:span text:style-name="T32_57">można</text:span><text:span text:style-name="T32_58"><text:s/></text:span><text:span text:style-name="T32_59">było</text:span><text:span text:style-name="T32_60"><text:s/></text:span><text:span text:style-name="T32_61">uzyskać</text:span><text:span text:style-name="T32_62"><text:s/></text:span><text:span text:style-name="T32_63">zbyt</text:span><text:span text:style-name="T32_64"><text:s/></text:span><text:span text:style-name="T32_65">potężne</text:span><text:span text:style-name="T32_66"><text:s/></text:span><text:span text:style-name="T32_67">jednostki</text:span><text:span text:style-name="T32_68"><text:s/></text:span><text:span text:style-name="T32_69">na</text:span><text:span text:style-name="T32_70"><text:s/></text:span><text:span text:style-name="T32_71">bardzo</text:span><text:span text:style-name="T32_72"><text:s/></text:span><text:span text:style-name="T32_73">wczesnym</text:span><text:span text:style-name="T32_74"><text:s/></text:span><text:span text:style-name="T32_75">etapie</text:span><text:span text:style-name="T32_76"><text:s/></text:span><text:span text:style-name="T32_77">gry</text:span><text:span text:style-name="T32_78">.<text:s/></text:span><text:span text:style-name="T32_79">Problemy</text:span><text:span text:style-name="T32_80"><text:s/></text:span><text:span text:style-name="T32_81">istnieją</text:span><text:span text:style-name="T32_82">,<text:s/></text:span><text:span text:style-name="T32_83">jednak</text:span><text:span text:style-name="T32_84"><text:s/></text:span><text:span text:style-name="T32_85">są</text:span><text:span text:style-name="T32_86"><text:s/></text:span><text:span text:style-name="T32_87">zwykle</text:span><text:span text:style-name="T32_88"><text:s/></text:span><text:span text:style-name="T32_89">dosyć</text:span><text:span text:style-name="T32_90"><text:s/></text:span><text:span text:style-name="T32_91">szybko</text:span><text:span text:style-name="T32_92"><text:s/></text:span><text:span text:style-name="T32_93">naprawiane</text:span><text:span text:style-name="T32_94">.<text:s/></text:span></text:p>
      <text:p text:style-name="P33"/>
      <text:p text:style-name="P34"><text:span text:style-name="T34_1">Wymagania</text:span><text:span text:style-name="T34_2">?<text:s/></text:span><text:span text:style-name="T34_3">A</text:span><text:span text:style-name="T34_4"><text:s/></text:span><text:span text:style-name="T34_5">co</text:span><text:span text:style-name="T34_6"><text:s/></text:span><text:span text:style-name="T34_7">to</text:span><text:span text:style-name="T34_8">?<text:s/></text:span><text:span text:style-name="T34_9">Do</text:span><text:span text:style-name="T34_10"><text:s/></text:span><text:span text:style-name="T34_11">gry</text:span><text:span text:style-name="T34_12"><text:s/></text:span><text:span text:style-name="T34_13">w</text:span><text:span text:style-name="T34_14"><text:s/></text:span><text:span text:style-name="T34_15">Post</text:span><text:span text:style-name="T34_16"><text:s/></text:span><text:span text:style-name="T34_17">Nuclear</text:span><text:span text:style-name="T34_18"><text:s/></text:span><text:span text:style-name="T34_19">World</text:span><text:span text:style-name="T34_20"><text:s/></text:span><text:span text:style-name="T34_21">potrzebujecie</text:span><text:span text:style-name="T34_22"><text:s/></text:span><text:span text:style-name="T34_23">Excela</text:span><text:span text:style-name="T34_24"><text:s/></text:span><text:span text:style-name="T34_25">albo</text:span><text:span text:style-name="T34_26"><text:s/></text:span><text:span text:style-name="T34_27">podobnego</text:span><text:span text:style-name="T34_28"><text:s/></text:span><text:span text:style-name="T34_29">programu</text:span><text:span text:style-name="T34_30"><text:s/>(</text:span><text:span text:style-name="T34_31">pewnie</text:span><text:span text:style-name="T34_32"><text:s/></text:span><text:span text:style-name="T34_33">macie</text:span><text:span text:style-name="T34_34">),<text:s/></text:span><text:span text:style-name="T34_35">przeglądarki</text:span><text:span text:style-name="T34_36"><text:s/></text:span><text:span text:style-name="T34_37">internetowej</text:span><text:span text:style-name="T34_38"><text:s/>(</text:span><text:span text:style-name="T34_39">na</text:span><text:span text:style-name="T34_40"><text:s/></text:span><text:span text:style-name="T34_41">pewno</text:span><text:span text:style-name="T34_42"><text:s/></text:span><text:span text:style-name="T34_43">macie</text:span><text:span text:style-name="T34_44">),<text:s/></text:span><text:span text:style-name="T34_45">odrobinę</text:span><text:span text:style-name="T34_46"><text:s/></text:span><text:span text:style-name="T34_47">ogarnięcia</text:span><text:span text:style-name="T34_48"><text:s/></text:span><text:span text:style-name="T34_49">i</text:span><text:span text:style-name="T34_50"><text:s/></text:span><text:span text:style-name="T34_51">trochę</text:span><text:span text:style-name="T34_52"><text:s/></text:span><text:span text:style-name="T34_53">wolnego</text:span><text:span text:style-name="T34_54"><text:s/></text:span><text:span text:style-name="T34_55">czasu</text:span><text:span text:style-name="T34_56">.<text:s/></text:span><text:span text:style-name="T34_57">Tylko</text:span><text:span text:style-name="T34_58"><text:s/></text:span><text:span text:style-name="T34_59">tyle</text:span><text:span text:style-name="T34_60"><text:s/></text:span><text:span text:style-name="T34_61">i</text:span><text:span text:style-name="T34_62"><text:s/></text:span><text:span text:style-name="T34_63">aż</text:span><text:span text:style-name="T34_64"><text:s/></text:span><text:span text:style-name="T34_65">tyle</text:span><text:span text:style-name="T34_66"><text:s/></text:span><text:span text:style-name="T34_67">pozwoli</text:span><text:span text:style-name="T34_68"><text:s/></text:span><text:span text:style-name="T34_69">wam</text:span><text:span text:style-name="T34_70"><text:s/></text:span><text:span text:style-name="T34_71">cieszyć</text:span><text:span text:style-name="T34_72"><text:s/></text:span><text:span text:style-name="T34_73">się</text:span><text:span text:style-name="T34_74"><text:s/></text:span><text:span text:style-name="T34_75">tą</text:span><text:span text:style-name="T34_76"><text:s/></text:span><text:span text:style-name="T34_77">skomplikowaną</text:span><text:span text:style-name="T34_78"><text:s/></text:span><text:span text:style-name="T34_79">grą</text:span><text:span text:style-name="T34_80">.<text:s/></text:span></text:p>
      <text:p text:style-name="P35"/>
      <text:p text:style-name="P36"><text:span text:style-name="T36_1">A</text:span><text:span text:style-name="T36_2"><text:s/></text:span><text:span text:style-name="T36_3">tymczasem</text:span><text:span text:style-name="T36_4"><text:s/></text:span><text:span text:style-name="T36_5">zapraszamy</text:span><text:span text:style-name="T36_6"><text:s/></text:span><text:span text:style-name="T36_7">do</text:span><text:span text:style-name="T36_8"><text:s/></text:span><text:span text:style-name="T36_9">śledzenia</text:span><text:span text:style-name="T36_10"><text:s/></text:span><text:span text:style-name="T36_11"><office:annotation><dc:creator/><text:p text:style-name="P37"><text:span text:style-name="T37_1">dodałem</text:span><text:span text:style-name="T37_2"><text:s/></text:span><text:span text:style-name="T37_3">dodatkowy</text:span><text:span text:style-name="T37_4"><text:s/></text:span><text:span text:style-name="T37_5">link</text:span><text:span text:style-name="T37_6">,<text:s/></text:span><text:span text:style-name="T37_7">by</text:span><text:span text:style-name="T37_8"><text:s/></text:span><text:span text:style-name="T37_9">można</text:span><text:span text:style-name="T37_10"><text:s/></text:span><text:span text:style-name="T37_11">było</text:span><text:span text:style-name="T37_12"><text:s/></text:span><text:span text:style-name="T37_13">z</text:span><text:span text:style-name="T37_14"><text:s/></text:span><text:span text:style-name="T37_15">zakończenia</text:span><text:span text:style-name="T37_16"><text:s/></text:span><text:span text:style-name="T37_17">artykułu</text:span><text:span text:style-name="T37_18"><text:s/></text:span><text:span text:style-name="T37_19">wejść</text:span><text:span text:style-name="T37_20">.</text:span></text:p></office:annotation></text:span><text:span text:style-name="T37_21"><text:a xlink:type="simple" xlink:href="http://andre.lh.pl/pnw/index.php"><text:span text:style-name="T37_22">najnowszej</text:span></text:a></text:span><text:span text:style-name="T37_23"><text:a xlink:type="simple" xlink:href="http://andre.lh.pl/pnw/index.php"><text:span text:style-name="T37_24"><text:s/></text:span></text:a></text:span><text:span text:style-name="T37_25"><text:a xlink:type="simple" xlink:href="http://andre.lh.pl/pnw/index.php"><text:span text:style-name="T37_26">edycji</text:span></text:a></text:span><text:span text:style-name="T37_27">,<text:s/></text:span><text:span text:style-name="T37_28">której</text:span><text:span text:style-name="T37_29"><text:s/></text:span><text:span text:style-name="T37_30">akcja</text:span><text:span text:style-name="T37_31"><text:s/></text:span><text:span text:style-name="T37_32">toczy</text:span><text:span text:style-name="T37_33"><text:s/></text:span><text:span text:style-name="T37_34">się</text:span><text:span text:style-name="T37_35"><text:s/></text:span><text:span text:style-name="T37_36">w</text:span><text:span text:style-name="T37_37"><text:s/></text:span><text:span text:style-name="T37_38">znanym</text:span><text:span text:style-name="T37_39"><text:s/></text:span><text:span text:style-name="T37_40">z</text:span><text:span text:style-name="T37_41"><text:s/></text:span><text:span text:style-name="T37_42">uniwersum</text:span><text:span text:style-name="T37_43"><text:s/></text:span><text:span text:style-name="T37_44">Warhammera</text:span><text:span text:style-name="T37_45"><text:s/></text:span><text:span text:style-name="T37_46">Fantasy</text:span><text:span text:style-name="T37_47"><text:s/></text:span><text:span text:style-name="T37_48">świecie</text:span><text:span text:style-name="T37_49">.<text:s/></text:span><text:span text:style-name="T37_50">A</text:span><text:span text:style-name="T37_51"><text:s/></text:span><text:span text:style-name="T37_52">w</text:span><text:span text:style-name="T37_53"><text:s/></text:span><text:span text:style-name="T37_54">niej</text:span><text:span text:style-name="T37_55">:<text:s/></text:span><text:span text:style-name="T37_56">walka</text:span><text:span text:style-name="T37_57"><text:s/></text:span><text:span text:style-name="T37_58">z</text:span><text:span text:style-name="T37_59"><text:s/></text:span><text:span text:style-name="T37_60">Chaosem</text:span><text:span text:style-name="T37_61"><text:s/></text:span><text:span text:style-name="T37_62">i</text:span><text:span text:style-name="T37_63"><text:s/></text:span><text:span text:style-name="T37_64">komunizmem</text:span><text:span text:style-name="T37_65">,<text:s/></text:span><text:span text:style-name="T37_66">nieumarli</text:span><text:span text:style-name="T37_67"><text:s/></text:span><text:span text:style-name="T37_68">w</text:span><text:span text:style-name="T37_69"><text:s/></text:span><text:span text:style-name="T37_70">czołgach</text:span><text:span text:style-name="T37_71"><text:s/></text:span><text:span text:style-name="T37_72">i</text:span><text:span text:style-name="T37_73"><text:s/></text:span><text:span text:style-name="T37_74">dużo</text:span><text:span text:style-name="T37_75"><text:s/></text:span><text:span text:style-name="T37_76">orkowego</text:span><text:span text:style-name="T37_77"><text:s/></text:span><text:span text:style-name="T37_78">DAKKA</text:span><text:span text:style-name="T37_79">.<text:s/></text:span><text:span text:style-name="T37_80">I</text:span><text:span text:style-name="T37_81"><text:s/></text:span><text:span text:style-name="T37_82">kaczka</text:span><text:span text:style-name="T37_83">.<text:s/></text:span><text:span text:style-name="T37_84">Nie</text:span><text:span text:style-name="T37_85"><text:s/></text:span><text:span text:style-name="T37_86">zapominajmy</text:span><text:span text:style-name="T37_87"><text:s/></text:span><text:span text:style-name="T37_88">o</text:span><text:span text:style-name="T37_89"><text:s/></text:span><text:span text:style-name="T37_90">kaczce</text:span><text:span text:style-name="T37_91">.</text:span></text:p>
      <text:p text:style-name="P38"/>
      <text:p text:style-name="P39"/>
      <text:p text:style-name="P40"/>
      <text:p text:style-name="P41"/>
      <text:p text:style-name="P42"/>
      <text:p text:style-name="P43"><text:span text:style-name="T43_1">Ilustracje</text:span><text:span text:style-name="T43_2">:</text:span></text:p>
      <text:p text:style-name="P44"/>
      <text:p text:style-name="P45"><text:span text:style-name="T45_1">Wstęp</text:span><text:span text:style-name="T45_2"><text:s/>:<text:s/></text:span><text:span text:style-name="T45_3"><text:a xlink:type="simple" xlink:href="http://img2.wikia.nocookie.net/__cb20140503213955/future/images/e/e0/Nuclear-bomb-explosion1.jpg"><text:span text:style-name="T45_4">http</text:span></text:a></text:span><text:span text:style-name="T45_5"><text:a xlink:type="simple" xlink:href="http://img2.wikia.nocookie.net/__cb20140503213955/future/images/e/e0/Nuclear-bomb-explosion1.jpg"><text:span text:style-name="T45_6">://</text:span></text:a></text:span><text:span text:style-name="T45_7"><text:a xlink:type="simple" xlink:href="http://img2.wikia.nocookie.net/__cb20140503213955/future/images/e/e0/Nuclear-bomb-explosion1.jpg"><text:span text:style-name="T45_8">img</text:span></text:a></text:span><text:span text:style-name="T45_9"><text:a xlink:type="simple" xlink:href="http://img2.wikia.nocookie.net/__cb20140503213955/future/images/e/e0/Nuclear-bomb-explosion1.jpg"><text:span text:style-name="T45_10">2.</text:span></text:a></text:span><text:span text:style-name="T45_11"><text:a xlink:type="simple" xlink:href="http://img2.wikia.nocookie.net/__cb20140503213955/future/images/e/e0/Nuclear-bomb-explosion1.jpg"><text:span text:style-name="T45_12">wikia</text:span></text:a></text:span><text:span text:style-name="T45_13"><text:a xlink:type="simple" xlink:href="http://img2.wikia.nocookie.net/__cb20140503213955/future/images/e/e0/Nuclear-bomb-explosion1.jpg"><text:span text:style-name="T45_14">.</text:span></text:a></text:span><text:span text:style-name="T45_15"><text:a xlink:type="simple" xlink:href="http://img2.wikia.nocookie.net/__cb20140503213955/future/images/e/e0/Nuclear-bomb-explosion1.jpg"><text:span text:style-name="T45_16">nocookie</text:span></text:a></text:span><text:span text:style-name="T45_17"><text:a xlink:type="simple" xlink:href="http://img2.wikia.nocookie.net/__cb20140503213955/future/images/e/e0/Nuclear-bomb-explosion1.jpg"><text:span text:style-name="T45_18">.</text:span></text:a></text:span><text:span text:style-name="T45_19"><text:a xlink:type="simple" xlink:href="http://img2.wikia.nocookie.net/__cb20140503213955/future/images/e/e0/Nuclear-bomb-explosion1.jpg"><text:span text:style-name="T45_20">net</text:span></text:a></text:span><text:span text:style-name="T45_21"><text:a xlink:type="simple" xlink:href="http://img2.wikia.nocookie.net/__cb20140503213955/future/images/e/e0/Nuclear-bomb-explosion1.jpg"><text:span text:style-name="T45_22">/__</text:span></text:a></text:span><text:span text:style-name="T45_23"><text:a xlink:type="simple" xlink:href="http://img2.wikia.nocookie.net/__cb20140503213955/future/images/e/e0/Nuclear-bomb-explosion1.jpg"><text:span text:style-name="T45_24">cb</text:span></text:a></text:span><text:span text:style-name="T45_25"><text:a xlink:type="simple" xlink:href="http://img2.wikia.nocookie.net/__cb20140503213955/future/images/e/e0/Nuclear-bomb-explosion1.jpg"><text:span text:style-name="T45_26">20140503213955/</text:span></text:a></text:span><text:span text:style-name="T45_27"><text:a xlink:type="simple" xlink:href="http://img2.wikia.nocookie.net/__cb20140503213955/future/images/e/e0/Nuclear-bomb-explosion1.jpg"><text:span text:style-name="T45_28">future</text:span></text:a></text:span><text:span text:style-name="T45_29"><text:a xlink:type="simple" xlink:href="http://img2.wikia.nocookie.net/__cb20140503213955/future/images/e/e0/Nuclear-bomb-explosion1.jpg"><text:span text:style-name="T45_30">/</text:span></text:a></text:span><text:span text:style-name="T45_31"><text:a xlink:type="simple" xlink:href="http://img2.wikia.nocookie.net/__cb20140503213955/future/images/e/e0/Nuclear-bomb-explosion1.jpg"><text:span text:style-name="T45_32">images</text:span></text:a></text:span><text:span text:style-name="T45_33"><text:a xlink:type="simple" xlink:href="http://img2.wikia.nocookie.net/__cb20140503213955/future/images/e/e0/Nuclear-bomb-explosion1.jpg"><text:span text:style-name="T45_34">/</text:span></text:a></text:span><text:span text:style-name="T45_35"><text:a xlink:type="simple" xlink:href="http://img2.wikia.nocookie.net/__cb20140503213955/future/images/e/e0/Nuclear-bomb-explosion1.jpg"><text:span text:style-name="T45_36">e</text:span></text:a></text:span><text:span text:style-name="T45_37"><text:a xlink:type="simple" xlink:href="http://img2.wikia.nocookie.net/__cb20140503213955/future/images/e/e0/Nuclear-bomb-explosion1.jpg"><text:span text:style-name="T45_38">/</text:span></text:a></text:span><text:span text:style-name="T45_39"><text:a xlink:type="simple" xlink:href="http://img2.wikia.nocookie.net/__cb20140503213955/future/images/e/e0/Nuclear-bomb-explosion1.jpg"><text:span text:style-name="T45_40">e</text:span></text:a></text:span><text:span text:style-name="T45_41"><text:a xlink:type="simple" xlink:href="http://img2.wikia.nocookie.net/__cb20140503213955/future/images/e/e0/Nuclear-bomb-explosion1.jpg"><text:span text:style-name="T45_42">0/</text:span></text:a></text:span><text:span text:style-name="T45_43"><text:a xlink:type="simple" xlink:href="http://img2.wikia.nocookie.net/__cb20140503213955/future/images/e/e0/Nuclear-bomb-explosion1.jpg"><text:span text:style-name="T45_44">Nuclear</text:span></text:a></text:span><text:span text:style-name="T45_45"><text:a xlink:type="simple" xlink:href="http://img2.wikia.nocookie.net/__cb20140503213955/future/images/e/e0/Nuclear-bomb-explosion1.jpg"><text:span text:style-name="T45_46">-</text:span></text:a></text:span><text:span text:style-name="T45_47"><text:a xlink:type="simple" xlink:href="http://img2.wikia.nocookie.net/__cb20140503213955/future/images/e/e0/Nuclear-bomb-explosion1.jpg"><text:span text:style-name="T45_48">bomb</text:span></text:a></text:span><text:span text:style-name="T45_49"><text:a xlink:type="simple" xlink:href="http://img2.wikia.nocookie.net/__cb20140503213955/future/images/e/e0/Nuclear-bomb-explosion1.jpg"><text:span text:style-name="T45_50">-</text:span></text:a></text:span><text:span text:style-name="T45_51"><text:a xlink:type="simple" xlink:href="http://img2.wikia.nocookie.net/__cb20140503213955/future/images/e/e0/Nuclear-bomb-explosion1.jpg"><text:span text:style-name="T45_52">explosion</text:span></text:a></text:span><text:span text:style-name="T45_53"><text:a xlink:type="simple" xlink:href="http://img2.wikia.nocookie.net/__cb20140503213955/future/images/e/e0/Nuclear-bomb-explosion1.jpg"><text:span text:style-name="T45_54">1.</text:span></text:a></text:span><text:span text:style-name="T45_55"><text:a xlink:type="simple" xlink:href="http://img2.wikia.nocookie.net/__cb20140503213955/future/images/e/e0/Nuclear-bomb-explosion1.jpg"><text:span text:style-name="T45_56">jpg</text:span></text:a></text:span></text:p>
      <text:p text:style-name="P46"><text:span text:style-name="T46_1">źrodło</text:span><text:span text:style-name="T46_2"><text:s/>:<text:s/></text:span><text:span text:style-name="T46_3">http</text:span><text:span text:style-name="T46_4">://</text:span><text:span text:style-name="T46_5">future</text:span><text:span text:style-name="T46_6">.</text:span><text:span text:style-name="T46_7">wikia</text:span><text:span text:style-name="T46_8">.</text:span><text:span text:style-name="T46_9">com</text:span><text:span text:style-name="T46_10">/</text:span><text:span text:style-name="T46_11">wiki</text:span><text:span text:style-name="T46_12">/</text:span><text:span text:style-name="T46_13">File</text:span><text:span text:style-name="T46_14">:</text:span><text:span text:style-name="T46_15">Nuclear</text:span><text:span text:style-name="T46_16">-</text:span><text:span text:style-name="T46_17">bomb</text:span><text:span text:style-name="T46_18">-</text:span><text:span text:style-name="T46_19">explosion</text:span><text:span text:style-name="T46_20">1.</text:span><text:span text:style-name="T46_21">jpg</text:span></text:p>
      <text:p text:style-name="P47"/>
      <text:list text:style-name="LS1" xml:id="list0">
        <text:list-item>
          <text:p text:style-name="P48"><text:span text:style-name="T48_1"><text:a xlink:type="simple" xlink:href="http://puu.sh/aESPK/63fcb92558.png"><text:span text:style-name="T48_2">http</text:span></text:a></text:span><text:span text:style-name="T48_3"><text:a xlink:type="simple" xlink:href="http://puu.sh/aESPK/63fcb92558.png"><text:span text:style-name="T48_4">://</text:span></text:a></text:span><text:span text:style-name="T48_5"><text:a xlink:type="simple" xlink:href="http://puu.sh/aESPK/63fcb92558.png"><text:span text:style-name="T48_6">puu</text:span></text:a></text:span><text:span text:style-name="T48_7"><text:a xlink:type="simple" xlink:href="http://puu.sh/aESPK/63fcb92558.png"><text:span text:style-name="T48_8">.</text:span></text:a></text:span><text:span text:style-name="T48_9"><text:a xlink:type="simple" xlink:href="http://puu.sh/aESPK/63fcb92558.png"><text:span text:style-name="T48_10">sh</text:span></text:a></text:span><text:span text:style-name="T48_11"><text:a xlink:type="simple" xlink:href="http://puu.sh/aESPK/63fcb92558.png"><text:span text:style-name="T48_12">/</text:span></text:a></text:span><text:span text:style-name="T48_13"><text:a xlink:type="simple" xlink:href="http://puu.sh/aESPK/63fcb92558.png"><text:span text:style-name="T48_14">aESPK</text:span></text:a></text:span><text:span text:style-name="T48_15"><text:a xlink:type="simple" xlink:href="http://puu.sh/aESPK/63fcb92558.png"><text:span text:style-name="T48_16">/63</text:span></text:a></text:span><text:span text:style-name="T48_17"><text:a xlink:type="simple" xlink:href="http://puu.sh/aESPK/63fcb92558.png"><text:span text:style-name="T48_18">fcb</text:span></text:a></text:span><text:span text:style-name="T48_19"><text:a xlink:type="simple" xlink:href="http://puu.sh/aESPK/63fcb92558.png"><text:span text:style-name="T48_20">92558.</text:span></text:a></text:span><text:span text:style-name="T48_21"><text:a xlink:type="simple" xlink:href="http://puu.sh/aESPK/63fcb92558.png"><text:span text:style-name="T48_22">png</text:span></text:a></text:span><text:span text:style-name="T48_23"><text:s/></text:span><text:span text:style-name="T48_24"><office:annotation><dc:creator/><text:p text:style-name="P49"><text:span text:style-name="T49_1">Jeśli</text:span><text:span text:style-name="T49_2"><text:s/></text:span><text:span text:style-name="T49_3">się</text:span><text:span text:style-name="T49_4"><text:s/></text:span><text:span text:style-name="T49_5">uda</text:span><text:span text:style-name="T49_6">,<text:s/></text:span><text:span text:style-name="T49_7">podpis</text:span><text:span text:style-name="T49_8">:</text:span></text:p><text:p text:style-name="P50"/><text:p text:style-name="P51"><text:span text:style-name="T51_1">Ambitny</text:span><text:span text:style-name="T51_2"><text:s/></text:span><text:span text:style-name="T51_3">plan</text:span><text:span text:style-name="T51_4"><text:s/></text:span><text:span text:style-name="T51_5">kozackiej</text:span><text:span text:style-name="T51_6"><text:s/></text:span><text:span text:style-name="T51_7">inwazji</text:span><text:span text:style-name="T51_8"><text:s/></text:span><text:span text:style-name="T51_9">na</text:span><text:span text:style-name="T51_10"><text:s/></text:span><text:span text:style-name="T51_11">ZSRR</text:span><text:span text:style-name="T51_12">.</text:span></text:p></office:annotation></text:span></text:p>
        </text:list-item>
      </text:list>
      <text:p text:style-name="P52"><text:span text:style-name="T52_1">źródło</text:span><text:span text:style-name="T52_2"><text:s/></text:span><text:span text:style-name="T52_3">własne</text:span><text:span text:style-name="T52_4">/</text:span><text:span text:style-name="T52_5"><text:a xlink:type="simple" xlink:href="http://andre.lh.pl/archiwum/showthread.php?tid=4300"><text:span text:style-name="T52_6">http</text:span></text:a></text:span><text:span text:style-name="T52_7"><text:a xlink:type="simple" xlink:href="http://andre.lh.pl/archiwum/showthread.php?tid=4300"><text:span text:style-name="T52_8">://</text:span></text:a></text:span><text:span text:style-name="T52_9"><text:a xlink:type="simple" xlink:href="http://andre.lh.pl/archiwum/showthread.php?tid=4300"><text:span text:style-name="T52_10">andre</text:span></text:a></text:span><text:span text:style-name="T52_11"><text:a xlink:type="simple" xlink:href="http://andre.lh.pl/archiwum/showthread.php?tid=4300"><text:span text:style-name="T52_12">.</text:span></text:a></text:span><text:span text:style-name="T52_13"><text:a xlink:type="simple" xlink:href="http://andre.lh.pl/archiwum/showthread.php?tid=4300"><text:span text:style-name="T52_14">lh</text:span></text:a></text:span><text:span text:style-name="T52_15"><text:a xlink:type="simple" xlink:href="http://andre.lh.pl/archiwum/showthread.php?tid=4300"><text:span text:style-name="T52_16">.</text:span></text:a></text:span><text:span text:style-name="T52_17"><text:a xlink:type="simple" xlink:href="http://andre.lh.pl/archiwum/showthread.php?tid=4300"><text:span text:style-name="T52_18">pl</text:span></text:a></text:span><text:span text:style-name="T52_19"><text:a xlink:type="simple" xlink:href="http://andre.lh.pl/archiwum/showthread.php?tid=4300"><text:span text:style-name="T52_20">/</text:span></text:a></text:span><text:span text:style-name="T52_21"><text:a xlink:type="simple" xlink:href="http://andre.lh.pl/archiwum/showthread.php?tid=4300"><text:span text:style-name="T52_22">archiwum</text:span></text:a></text:span><text:span text:style-name="T52_23"><text:a xlink:type="simple" xlink:href="http://andre.lh.pl/archiwum/showthread.php?tid=4300"><text:span text:style-name="T52_24">/</text:span></text:a></text:span><text:span text:style-name="T52_25"><text:a xlink:type="simple" xlink:href="http://andre.lh.pl/archiwum/showthread.php?tid=4300"><text:span text:style-name="T52_26">showthread</text:span></text:a></text:span><text:span text:style-name="T52_27"><text:a xlink:type="simple" xlink:href="http://andre.lh.pl/archiwum/showthread.php?tid=4300"><text:span text:style-name="T52_28">.</text:span></text:a></text:span><text:span text:style-name="T52_29"><text:a xlink:type="simple" xlink:href="http://andre.lh.pl/archiwum/showthread.php?tid=4300"><text:span text:style-name="T52_30">php</text:span></text:a></text:span><text:span text:style-name="T52_31"><text:a xlink:type="simple" xlink:href="http://andre.lh.pl/archiwum/showthread.php?tid=4300"><text:span text:style-name="T52_32">?</text:span></text:a></text:span><text:span text:style-name="T52_33"><text:a xlink:type="simple" xlink:href="http://andre.lh.pl/archiwum/showthread.php?tid=4300"><text:span text:style-name="T52_34">tid</text:span></text:a></text:span><text:span text:style-name="T52_35"><text:a xlink:type="simple" xlink:href="http://andre.lh.pl/archiwum/showthread.php?tid=4300"><text:span text:style-name="T52_36">=4300</text:span></text:a></text:span><text:span text:style-name="T52_37">)</text:span></text:p>
      <text:p text:style-name="P53"/>
      <text:list text:style-name="LS2" xml:id="list1">
        <text:list-item>
          <text:p text:style-name="P54"><text:span text:style-name="T54_1">http</text:span><text:span text:style-name="T54_2">://</text:span><text:span text:style-name="T54_3">puu</text:span><text:span text:style-name="T54_4">.</text:span><text:span text:style-name="T54_5">sh</text:span><text:span text:style-name="T54_6">/</text:span><text:span text:style-name="T54_7">d</text:span><text:span text:style-name="T54_8">2</text:span><text:span text:style-name="T54_9">PNa</text:span><text:span text:style-name="T54_10">/11</text:span><text:span text:style-name="T54_11">a</text:span><text:span text:style-name="T54_12">71</text:span><text:span text:style-name="T54_13">dd</text:span><text:span text:style-name="T54_14">8</text:span><text:span text:style-name="T54_15">c</text:span><text:span text:style-name="T54_16">8.</text:span><text:span text:style-name="T54_17">jpg</text:span><text:span text:style-name="T54_18"><office:annotation><dc:creator/><text:p text:style-name="P55"><text:span text:style-name="T55_1">Jeśli</text:span><text:span text:style-name="T55_2"><text:s/></text:span><text:span text:style-name="T55_3">możliwe</text:span><text:span text:style-name="T55_4">,<text:s/></text:span><text:span text:style-name="T55_5">podpis</text:span><text:span text:style-name="T55_6"><text:s/>:</text:span></text:p><text:p text:style-name="P56"/><text:p text:style-name="P57"><text:span text:style-name="T57_1">Mapa</text:span><text:span text:style-name="T57_2"><text:s/></text:span><text:span text:style-name="T57_3">Europy</text:span><text:span text:style-name="T57_4"><text:s/></text:span><text:span text:style-name="T57_5">w</text:span><text:span text:style-name="T57_6"><text:s/></text:span><text:span text:style-name="T57_7">PNW</text:span></text:p></office:annotation></text:span></text:p>
        </text:list-item>
      </text:list>
      <text:p text:style-name="P58"><text:span text:style-name="T58_1">źródło</text:span><text:span text:style-name="T58_2"><text:s/></text:span><text:span text:style-name="T58_3">PNW</text:span><text:span text:style-name="T58_4"><text:s/></text:span><text:span text:style-name="T58_5">http</text:span><text:span text:style-name="T58_6">://</text:span><text:span text:style-name="T58_7">andre</text:span><text:span text:style-name="T58_8">.</text:span><text:span text:style-name="T58_9">lh</text:span><text:span text:style-name="T58_10">.</text:span><text:span text:style-name="T58_11">pl</text:span><text:span text:style-name="T58_12">/</text:span><text:span text:style-name="T58_13">pnw</text:span><text:span text:style-name="T58_14">/</text:span><text:span text:style-name="T58_15">showthread</text:span><text:span text:style-name="T58_16">.</text:span><text:span text:style-name="T58_17">php</text:span><text:span text:style-name="T58_18">?</text:span><text:span text:style-name="T58_19">tid</text:span><text:span text:style-name="T58_20">=2</text:span></text:p>
      <text:p text:style-name="P59"/>
      <text:list text:style-name="LS3" xml:id="list2">
        <text:list-item>
          <text:p text:style-name="P60"><text:span text:style-name="T60_1"><text:a xlink:type="simple" xlink:href="http://puu.sh/d2QdK/8ba990b13b.png"><text:span text:style-name="T60_2">http</text:span></text:a></text:span><text:span text:style-name="T60_3"><text:a xlink:type="simple" xlink:href="http://puu.sh/d2QdK/8ba990b13b.png"><text:span text:style-name="T60_4">://</text:span></text:a></text:span><text:span text:style-name="T60_5"><text:a xlink:type="simple" xlink:href="http://puu.sh/d2QdK/8ba990b13b.png"><text:span text:style-name="T60_6">puu</text:span></text:a></text:span><text:span text:style-name="T60_7"><text:a xlink:type="simple" xlink:href="http://puu.sh/d2QdK/8ba990b13b.png"><text:span text:style-name="T60_8">.</text:span></text:a></text:span><text:span text:style-name="T60_9"><text:a xlink:type="simple" xlink:href="http://puu.sh/d2QdK/8ba990b13b.png"><text:span text:style-name="T60_10">sh</text:span></text:a></text:span><text:span text:style-name="T60_11"><text:a xlink:type="simple" xlink:href="http://puu.sh/d2QdK/8ba990b13b.png"><text:span text:style-name="T60_12">/</text:span></text:a></text:span><text:span text:style-name="T60_13"><text:a xlink:type="simple" xlink:href="http://puu.sh/d2QdK/8ba990b13b.png"><text:span text:style-name="T60_14">d</text:span></text:a></text:span><text:span text:style-name="T60_15"><text:a xlink:type="simple" xlink:href="http://puu.sh/d2QdK/8ba990b13b.png"><text:span text:style-name="T60_16">2</text:span></text:a></text:span><text:span text:style-name="T60_17"><text:a xlink:type="simple" xlink:href="http://puu.sh/d2QdK/8ba990b13b.png"><text:span text:style-name="T60_18">QdK</text:span></text:a></text:span><text:span text:style-name="T60_19"><text:a xlink:type="simple" xlink:href="http://puu.sh/d2QdK/8ba990b13b.png"><text:span text:style-name="T60_20">/8</text:span></text:a></text:span><text:span text:style-name="T60_21"><text:a xlink:type="simple" xlink:href="http://puu.sh/d2QdK/8ba990b13b.png"><text:span text:style-name="T60_22">ba</text:span></text:a></text:span><text:span text:style-name="T60_23"><text:a xlink:type="simple" xlink:href="http://puu.sh/d2QdK/8ba990b13b.png"><text:span text:style-name="T60_24">990</text:span></text:a></text:span><text:span text:style-name="T60_25"><text:a xlink:type="simple" xlink:href="http://puu.sh/d2QdK/8ba990b13b.png"><text:span text:style-name="T60_26">b</text:span></text:a></text:span><text:span text:style-name="T60_27"><text:a xlink:type="simple" xlink:href="http://puu.sh/d2QdK/8ba990b13b.png"><text:span text:style-name="T60_28">13</text:span></text:a></text:span><text:span text:style-name="T60_29"><text:a xlink:type="simple" xlink:href="http://puu.sh/d2QdK/8ba990b13b.png"><text:span text:style-name="T60_30">b</text:span></text:a></text:span><text:span text:style-name="T60_31"><text:a xlink:type="simple" xlink:href="http://puu.sh/d2QdK/8ba990b13b.png"><text:span text:style-name="T60_32">.</text:span></text:a></text:span><text:span text:style-name="T60_33"><text:a xlink:type="simple" xlink:href="http://puu.sh/d2QdK/8ba990b13b.png"><text:span text:style-name="T60_34">png</text:span></text:a></text:span><text:span text:style-name="T60_35"><office:annotation><dc:creator/><text:p text:style-name="P61"><text:span text:style-name="T61_1">Jeśli</text:span><text:span text:style-name="T61_2"><text:s/></text:span><text:span text:style-name="T61_3">to</text:span><text:span text:style-name="T61_4"><text:s/></text:span><text:span text:style-name="T61_5">możliwe</text:span><text:span text:style-name="T61_6">,<text:s/></text:span><text:span text:style-name="T61_7">podpis</text:span><text:span text:style-name="T61_8"><text:s/>:<text:s/></text:span><text:span text:style-name="T61_9">Centrum</text:span><text:span text:style-name="T61_10"><text:s/></text:span><text:span text:style-name="T61_11">dowodzenia</text:span><text:span text:style-name="T61_12"><text:s/></text:span><text:span text:style-name="T61_13">państwem</text:span><text:span text:style-name="T61_14"><text:s/>-<text:s/></text:span><text:span text:style-name="T61_15">budżet</text:span><text:span text:style-name="T61_16">.</text:span></text:p></office:annotation></text:span></text:p>
        </text:list-item>
      </text:list>
      <text:p text:style-name="P62"><text:span text:style-name="T62_1">źródło</text:span><text:span text:style-name="T62_2"><text:s/></text:span><text:span text:style-name="T62_3">własne</text:span><text:span text:style-name="T62_4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art-value="2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art-value="3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